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0" table:default-cell-style-name="ce1"/>
        <table:table-column table:style-name="co1" table:number-columns-repeated="24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formula="of:=[.B1]+1" office:value-type="float" office:value="2" calcext:value-type="float">
            <text:p>2</text:p>
          </table:table-cell>
          <table:table-cell table:style-name="Default" table:formula="of:=[.C1]+1" office:value-type="float" office:value="3" calcext:value-type="float">
            <text:p>3</text:p>
          </table:table-cell>
          <table:table-cell table:style-name="Default" table:formula="of:=[.D1]+1" office:value-type="float" office:value="4" calcext:value-type="float">
            <text:p>4</text:p>
          </table:table-cell>
          <table:table-cell table:style-name="Default" table:formula="of:=[.E1]+1" office:value-type="float" office:value="5" calcext:value-type="float">
            <text:p>5</text:p>
          </table:table-cell>
          <table:table-cell table:style-name="Default" table:formula="of:=[.F1]+1" office:value-type="float" office:value="6" calcext:value-type="float">
            <text:p>6</text:p>
          </table:table-cell>
          <table:table-cell table:style-name="Default" table:formula="of:=[.G1]+1" office:value-type="float" office:value="7" calcext:value-type="float">
            <text:p>7</text:p>
          </table:table-cell>
          <table:table-cell table:style-name="Default" table:formula="of:=[.H1]+1" office:value-type="float" office:value="8" calcext:value-type="float">
            <text:p>8</text:p>
          </table:table-cell>
          <table:table-cell table:style-name="Default" table:formula="of:=[.I1]+1" office:value-type="float" office:value="9" calcext:value-type="float">
            <text:p>9</text:p>
          </table:table-cell>
          <table:table-cell table:style-name="Default" table:formula="of:=[.J1]+1" office:value-type="float" office:value="10" calcext:value-type="float">
            <text:p>10</text:p>
          </table:table-cell>
          <table:table-cell table:style-name="Default" table:formula="of:=[.K1]+1" office:value-type="float" office:value="11" calcext:value-type="float">
            <text:p>11</text:p>
          </table:table-cell>
          <table:table-cell table:style-name="Default" table:formula="of:=[.L1]+1" office:value-type="float" office:value="12" calcext:value-type="float">
            <text:p>12</text:p>
          </table:table-cell>
          <table:table-cell table:style-name="Default" table:formula="of:=[.M1]+1" office:value-type="float" office:value="13" calcext:value-type="float">
            <text:p>13</text:p>
          </table:table-cell>
          <table:table-cell table:style-name="Default" table:formula="of:=[.N1]+1" office:value-type="float" office:value="14" calcext:value-type="float">
            <text:p>14</text:p>
          </table:table-cell>
          <table:table-cell table:style-name="Default" table:formula="of:=[.O1]+1" office:value-type="float" office:value="15" calcext:value-type="float">
            <text:p>15</text:p>
          </table:table-cell>
          <table:table-cell table:style-name="Default" table:formula="of:=[.P1]+1" office:value-type="float" office:value="16" calcext:value-type="float">
            <text:p>16</text:p>
          </table:table-cell>
          <table:table-cell table:style-name="Default" table:formula="of:=[.Q1]+1" office:value-type="float" office:value="17" calcext:value-type="float">
            <text:p>17</text:p>
          </table:table-cell>
          <table:table-cell table:style-name="Default" table:formula="of:=[.R1]+1" office:value-type="float" office:value="18" calcext:value-type="float">
            <text:p>18</text:p>
          </table:table-cell>
          <table:table-cell table:style-name="Default" table:formula="of:=[.S1]+1" office:value-type="float" office:value="19" calcext:value-type="float">
            <text:p>19</text:p>
          </table:table-cell>
          <table:table-cell table:style-name="Default" table:formula="of:=[.T1]+1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MOD([.A2]*4+5*[.A2]*[.A2]+[.B1]*[.A2]+4*[.B1]*[.B1]*[.B1]*[.B1]+6*[.B1]*[.B1]-[.B1]*5;3)" office:value-type="float" office:value="1" calcext:value-type="float">
            <text:p>1</text:p>
          </table:table-cell>
          <table:table-cell table:formula="of:=1-MOD([.B2]*4+5*[.B2]*[.B2]+[.C1]*[.B2]+4*[.C1]*[.C1]*[.C1]*[.C1]+6*[.C1]*[.C1]-[.C1]*5;3)" office:value-type="float" office:value="-1" calcext:value-type="float">
            <text:p>-1</text:p>
          </table:table-cell>
          <table:table-cell table:formula="of:=1-MOD([.C2]*4+5*[.C2]*[.C2]+[.D1]*[.C2]+4*[.D1]*[.D1]*[.D1]*[.D1]+6*[.D1]*[.D1]-[.D1]*5;3)" office:value-type="float" office:value="0" calcext:value-type="float">
            <text:p>0</text:p>
          </table:table-cell>
          <table:table-cell table:formula="of:=1-MOD([.D2]*4+5*[.D2]*[.D2]+[.E1]*[.D2]+4*[.E1]*[.E1]*[.E1]*[.E1]+6*[.E1]*[.E1]-[.E1]*5;3)" office:value-type="float" office:value="-1" calcext:value-type="float">
            <text:p>-1</text:p>
          </table:table-cell>
          <table:table-cell table:formula="of:=1-MOD([.E2]*4+5*[.E2]*[.E2]+[.F1]*[.E2]+4*[.F1]*[.F1]*[.F1]*[.F1]+6*[.F1]*[.F1]-[.F1]*5;3)" office:value-type="float" office:value="-1" calcext:value-type="float">
            <text:p>-1</text:p>
          </table:table-cell>
          <table:table-cell table:formula="of:=1-MOD([.F2]*4+5*[.F2]*[.F2]+[.G1]*[.F2]+4*[.G1]*[.G1]*[.G1]*[.G1]+6*[.G1]*[.G1]-[.G1]*5;3)" office:value-type="float" office:value="0" calcext:value-type="float">
            <text:p>0</text:p>
          </table:table-cell>
          <table:table-cell table:formula="of:=1-MOD([.G2]*4+5*[.G2]*[.G2]+[.H1]*[.G2]+4*[.H1]*[.H1]*[.H1]*[.H1]+6*[.H1]*[.H1]-[.H1]*5;3)" office:value-type="float" office:value="-1" calcext:value-type="float">
            <text:p>-1</text:p>
          </table:table-cell>
          <table:table-cell table:formula="of:=1-MOD([.H2]*4+5*[.H2]*[.H2]+[.I1]*[.H2]+4*[.I1]*[.I1]*[.I1]*[.I1]+6*[.I1]*[.I1]-[.I1]*5;3)" office:value-type="float" office:value="-1" calcext:value-type="float">
            <text:p>-1</text:p>
          </table:table-cell>
          <table:table-cell table:formula="of:=1-MOD([.I2]*4+5*[.I2]*[.I2]+[.J1]*[.I2]+4*[.J1]*[.J1]*[.J1]*[.J1]+6*[.J1]*[.J1]-[.J1]*5;3)" office:value-type="float" office:value="0" calcext:value-type="float">
            <text:p>0</text:p>
          </table:table-cell>
          <table:table-cell table:formula="of:=1-MOD([.J2]*4+5*[.J2]*[.J2]+[.K1]*[.J2]+4*[.K1]*[.K1]*[.K1]*[.K1]+6*[.K1]*[.K1]-[.K1]*5;3)" office:value-type="float" office:value="-1" calcext:value-type="float">
            <text:p>-1</text:p>
          </table:table-cell>
          <table:table-cell table:formula="of:=1-MOD([.K2]*4+5*[.K2]*[.K2]+[.L1]*[.K2]+4*[.L1]*[.L1]*[.L1]*[.L1]+6*[.L1]*[.L1]-[.L1]*5;3)" office:value-type="float" office:value="-1" calcext:value-type="float">
            <text:p>-1</text:p>
          </table:table-cell>
          <table:table-cell table:formula="of:=1-MOD([.L2]*4+5*[.L2]*[.L2]+[.M1]*[.L2]+4*[.M1]*[.M1]*[.M1]*[.M1]+6*[.M1]*[.M1]-[.M1]*5;3)" office:value-type="float" office:value="0" calcext:value-type="float">
            <text:p>0</text:p>
          </table:table-cell>
          <table:table-cell table:formula="of:=1-MOD([.M2]*4+5*[.M2]*[.M2]+[.N1]*[.M2]+4*[.N1]*[.N1]*[.N1]*[.N1]+6*[.N1]*[.N1]-[.N1]*5;3)" office:value-type="float" office:value="-1" calcext:value-type="float">
            <text:p>-1</text:p>
          </table:table-cell>
          <table:table-cell table:formula="of:=1-MOD([.N2]*4+5*[.N2]*[.N2]+[.O1]*[.N2]+4*[.O1]*[.O1]*[.O1]*[.O1]+6*[.O1]*[.O1]-[.O1]*5;3)" office:value-type="float" office:value="-1" calcext:value-type="float">
            <text:p>-1</text:p>
          </table:table-cell>
          <table:table-cell table:formula="of:=1-MOD([.O2]*4+5*[.O2]*[.O2]+[.P1]*[.O2]+4*[.P1]*[.P1]*[.P1]*[.P1]+6*[.P1]*[.P1]-[.P1]*5;3)" office:value-type="float" office:value="0" calcext:value-type="float">
            <text:p>0</text:p>
          </table:table-cell>
          <table:table-cell table:formula="of:=1-MOD([.P2]*4+5*[.P2]*[.P2]+[.Q1]*[.P2]+4*[.Q1]*[.Q1]*[.Q1]*[.Q1]+6*[.Q1]*[.Q1]-[.Q1]*5;3)" office:value-type="float" office:value="-1" calcext:value-type="float">
            <text:p>-1</text:p>
          </table:table-cell>
          <table:table-cell table:formula="of:=1-MOD([.Q2]*4+5*[.Q2]*[.Q2]+[.R1]*[.Q2]+4*[.R1]*[.R1]*[.R1]*[.R1]+6*[.R1]*[.R1]-[.R1]*5;3)" office:value-type="float" office:value="-1" calcext:value-type="float">
            <text:p>-1</text:p>
          </table:table-cell>
          <table:table-cell table:formula="of:=1-MOD([.R2]*4+5*[.R2]*[.R2]+[.S1]*[.R2]+4*[.S1]*[.S1]*[.S1]*[.S1]+6*[.S1]*[.S1]-[.S1]*5;3)" office:value-type="float" office:value="0" calcext:value-type="float">
            <text:p>0</text:p>
          </table:table-cell>
          <table:table-cell table:formula="of:=1-MOD([.S2]*4+5*[.S2]*[.S2]+[.T1]*[.S2]+4*[.T1]*[.T1]*[.T1]*[.T1]+6*[.T1]*[.T1]-[.T1]*5;3)" office:value-type="float" office:value="-1" calcext:value-type="float">
            <text:p>-1</text:p>
          </table:table-cell>
          <table:table-cell table:formula="of:=1-MOD([.T2]*4+5*[.T2]*[.T2]+[.U1]*[.T2]+4*[.U1]*[.U1]*[.U1]*[.U1]+6*[.U1]*[.U1]-[.U1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1-MOD([.A3]*4+5*[.A3]*[.A3]+[.B2]*[.A3]+4*[.B2]*[.B2]*[.B2]*[.B2]+6*[.B2]*[.B2]-[.B2]*5;3)" office:value-type="float" office:value="-1" calcext:value-type="float">
            <text:p>-1</text:p>
          </table:table-cell>
          <table:table-cell table:formula="of:=1-MOD([.B3]*4+5*[.B3]*[.B3]+[.C2]*[.B3]+4*[.C2]*[.C2]*[.C2]*[.C2]+6*[.C2]*[.C2]-[.C2]*5;3)" office:value-type="float" office:value="-1" calcext:value-type="float">
            <text:p>-1</text:p>
          </table:table-cell>
          <table:table-cell table:formula="of:=1-MOD([.C3]*4+5*[.C3]*[.C3]+[.D2]*[.C3]+4*[.D2]*[.D2]*[.D2]*[.D2]+6*[.D2]*[.D2]-[.D2]*5;3)" office:value-type="float" office:value="0" calcext:value-type="float">
            <text:p>0</text:p>
          </table:table-cell>
          <table:table-cell table:formula="of:=1-MOD([.D3]*4+5*[.D3]*[.D3]+[.E2]*[.D3]+4*[.E2]*[.E2]*[.E2]*[.E2]+6*[.E2]*[.E2]-[.E2]*5;3)" office:value-type="float" office:value="1" calcext:value-type="float">
            <text:p>1</text:p>
          </table:table-cell>
          <table:table-cell table:formula="of:=1-MOD([.E3]*4+5*[.E3]*[.E3]+[.F2]*[.E3]+4*[.F2]*[.F2]*[.F2]*[.F2]+6*[.F2]*[.F2]-[.F2]*5;3)" office:value-type="float" office:value="-1" calcext:value-type="float">
            <text:p>-1</text:p>
          </table:table-cell>
          <table:table-cell table:formula="of:=1-MOD([.F3]*4+5*[.F3]*[.F3]+[.G2]*[.F3]+4*[.G2]*[.G2]*[.G2]*[.G2]+6*[.G2]*[.G2]-[.G2]*5;3)" office:value-type="float" office:value="0" calcext:value-type="float">
            <text:p>0</text:p>
          </table:table-cell>
          <table:table-cell table:formula="of:=1-MOD([.G3]*4+5*[.G3]*[.G3]+[.H2]*[.G3]+4*[.H2]*[.H2]*[.H2]*[.H2]+6*[.H2]*[.H2]-[.H2]*5;3)" office:value-type="float" office:value="1" calcext:value-type="float">
            <text:p>1</text:p>
          </table:table-cell>
          <table:table-cell table:formula="of:=1-MOD([.H3]*4+5*[.H3]*[.H3]+[.I2]*[.H3]+4*[.I2]*[.I2]*[.I2]*[.I2]+6*[.I2]*[.I2]-[.I2]*5;3)" office:value-type="float" office:value="-1" calcext:value-type="float">
            <text:p>-1</text:p>
          </table:table-cell>
          <table:table-cell table:formula="of:=1-MOD([.I3]*4+5*[.I3]*[.I3]+[.J2]*[.I3]+4*[.J2]*[.J2]*[.J2]*[.J2]+6*[.J2]*[.J2]-[.J2]*5;3)" office:value-type="float" office:value="0" calcext:value-type="float">
            <text:p>0</text:p>
          </table:table-cell>
          <table:table-cell table:formula="of:=1-MOD([.J3]*4+5*[.J3]*[.J3]+[.K2]*[.J3]+4*[.K2]*[.K2]*[.K2]*[.K2]+6*[.K2]*[.K2]-[.K2]*5;3)" office:value-type="float" office:value="1" calcext:value-type="float">
            <text:p>1</text:p>
          </table:table-cell>
          <table:table-cell table:formula="of:=1-MOD([.K3]*4+5*[.K3]*[.K3]+[.L2]*[.K3]+4*[.L2]*[.L2]*[.L2]*[.L2]+6*[.L2]*[.L2]-[.L2]*5;3)" office:value-type="float" office:value="-1" calcext:value-type="float">
            <text:p>-1</text:p>
          </table:table-cell>
          <table:table-cell table:formula="of:=1-MOD([.L3]*4+5*[.L3]*[.L3]+[.M2]*[.L3]+4*[.M2]*[.M2]*[.M2]*[.M2]+6*[.M2]*[.M2]-[.M2]*5;3)" office:value-type="float" office:value="0" calcext:value-type="float">
            <text:p>0</text:p>
          </table:table-cell>
          <table:table-cell table:formula="of:=1-MOD([.M3]*4+5*[.M3]*[.M3]+[.N2]*[.M3]+4*[.N2]*[.N2]*[.N2]*[.N2]+6*[.N2]*[.N2]-[.N2]*5;3)" office:value-type="float" office:value="1" calcext:value-type="float">
            <text:p>1</text:p>
          </table:table-cell>
          <table:table-cell table:formula="of:=1-MOD([.N3]*4+5*[.N3]*[.N3]+[.O2]*[.N3]+4*[.O2]*[.O2]*[.O2]*[.O2]+6*[.O2]*[.O2]-[.O2]*5;3)" office:value-type="float" office:value="-1" calcext:value-type="float">
            <text:p>-1</text:p>
          </table:table-cell>
          <table:table-cell table:formula="of:=1-MOD([.O3]*4+5*[.O3]*[.O3]+[.P2]*[.O3]+4*[.P2]*[.P2]*[.P2]*[.P2]+6*[.P2]*[.P2]-[.P2]*5;3)" office:value-type="float" office:value="0" calcext:value-type="float">
            <text:p>0</text:p>
          </table:table-cell>
          <table:table-cell table:formula="of:=1-MOD([.P3]*4+5*[.P3]*[.P3]+[.Q2]*[.P3]+4*[.Q2]*[.Q2]*[.Q2]*[.Q2]+6*[.Q2]*[.Q2]-[.Q2]*5;3)" office:value-type="float" office:value="1" calcext:value-type="float">
            <text:p>1</text:p>
          </table:table-cell>
          <table:table-cell table:formula="of:=1-MOD([.Q3]*4+5*[.Q3]*[.Q3]+[.R2]*[.Q3]+4*[.R2]*[.R2]*[.R2]*[.R2]+6*[.R2]*[.R2]-[.R2]*5;3)" office:value-type="float" office:value="-1" calcext:value-type="float">
            <text:p>-1</text:p>
          </table:table-cell>
          <table:table-cell table:formula="of:=1-MOD([.R3]*4+5*[.R3]*[.R3]+[.S2]*[.R3]+4*[.S2]*[.S2]*[.S2]*[.S2]+6*[.S2]*[.S2]-[.S2]*5;3)" office:value-type="float" office:value="0" calcext:value-type="float">
            <text:p>0</text:p>
          </table:table-cell>
          <table:table-cell table:formula="of:=1-MOD([.S3]*4+5*[.S3]*[.S3]+[.T2]*[.S3]+4*[.T2]*[.T2]*[.T2]*[.T2]+6*[.T2]*[.T2]-[.T2]*5;3)" office:value-type="float" office:value="1" calcext:value-type="float">
            <text:p>1</text:p>
          </table:table-cell>
          <table:table-cell table:formula="of:=1-MOD([.T3]*4+5*[.T3]*[.T3]+[.U2]*[.T3]+4*[.U2]*[.U2]*[.U2]*[.U2]+6*[.U2]*[.U2]-[.U2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1-MOD([.A4]*4+5*[.A4]*[.A4]+[.B3]*[.A4]+4*[.B3]*[.B3]*[.B3]*[.B3]+6*[.B3]*[.B3]-[.B3]*5;3)" office:value-type="float" office:value="1" calcext:value-type="float">
            <text:p>1</text:p>
          </table:table-cell>
          <table:table-cell table:formula="of:=1-MOD([.B4]*4+5*[.B4]*[.B4]+[.C3]*[.B4]+4*[.C3]*[.C3]*[.C3]*[.C3]+6*[.C3]*[.C3]-[.C3]*5;3)" office:value-type="float" office:value="-1" calcext:value-type="float">
            <text:p>-1</text:p>
          </table:table-cell>
          <table:table-cell table:formula="of:=1-MOD([.C4]*4+5*[.C4]*[.C4]+[.D3]*[.C4]+4*[.D3]*[.D3]*[.D3]*[.D3]+6*[.D3]*[.D3]-[.D3]*5;3)" office:value-type="float" office:value="0" calcext:value-type="float">
            <text:p>0</text:p>
          </table:table-cell>
          <table:table-cell table:formula="of:=1-MOD([.D4]*4+5*[.D4]*[.D4]+[.E3]*[.D4]+4*[.E3]*[.E3]*[.E3]*[.E3]+6*[.E3]*[.E3]-[.E3]*5;3)" office:value-type="float" office:value="-1" calcext:value-type="float">
            <text:p>-1</text:p>
          </table:table-cell>
          <table:table-cell table:formula="of:=1-MOD([.E4]*4+5*[.E4]*[.E4]+[.F3]*[.E4]+4*[.F3]*[.F3]*[.F3]*[.F3]+6*[.F3]*[.F3]-[.F3]*5;3)" office:value-type="float" office:value="-1" calcext:value-type="float">
            <text:p>-1</text:p>
          </table:table-cell>
          <table:table-cell table:formula="of:=1-MOD([.F4]*4+5*[.F4]*[.F4]+[.G3]*[.F4]+4*[.G3]*[.G3]*[.G3]*[.G3]+6*[.G3]*[.G3]-[.G3]*5;3)" office:value-type="float" office:value="0" calcext:value-type="float">
            <text:p>0</text:p>
          </table:table-cell>
          <table:table-cell table:formula="of:=1-MOD([.G4]*4+5*[.G4]*[.G4]+[.H3]*[.G4]+4*[.H3]*[.H3]*[.H3]*[.H3]+6*[.H3]*[.H3]-[.H3]*5;3)" office:value-type="float" office:value="-1" calcext:value-type="float">
            <text:p>-1</text:p>
          </table:table-cell>
          <table:table-cell table:formula="of:=1-MOD([.H4]*4+5*[.H4]*[.H4]+[.I3]*[.H4]+4*[.I3]*[.I3]*[.I3]*[.I3]+6*[.I3]*[.I3]-[.I3]*5;3)" office:value-type="float" office:value="-1" calcext:value-type="float">
            <text:p>-1</text:p>
          </table:table-cell>
          <table:table-cell table:formula="of:=1-MOD([.I4]*4+5*[.I4]*[.I4]+[.J3]*[.I4]+4*[.J3]*[.J3]*[.J3]*[.J3]+6*[.J3]*[.J3]-[.J3]*5;3)" office:value-type="float" office:value="0" calcext:value-type="float">
            <text:p>0</text:p>
          </table:table-cell>
          <table:table-cell table:formula="of:=1-MOD([.J4]*4+5*[.J4]*[.J4]+[.K3]*[.J4]+4*[.K3]*[.K3]*[.K3]*[.K3]+6*[.K3]*[.K3]-[.K3]*5;3)" office:value-type="float" office:value="-1" calcext:value-type="float">
            <text:p>-1</text:p>
          </table:table-cell>
          <table:table-cell table:formula="of:=1-MOD([.K4]*4+5*[.K4]*[.K4]+[.L3]*[.K4]+4*[.L3]*[.L3]*[.L3]*[.L3]+6*[.L3]*[.L3]-[.L3]*5;3)" office:value-type="float" office:value="-1" calcext:value-type="float">
            <text:p>-1</text:p>
          </table:table-cell>
          <table:table-cell table:formula="of:=1-MOD([.L4]*4+5*[.L4]*[.L4]+[.M3]*[.L4]+4*[.M3]*[.M3]*[.M3]*[.M3]+6*[.M3]*[.M3]-[.M3]*5;3)" office:value-type="float" office:value="0" calcext:value-type="float">
            <text:p>0</text:p>
          </table:table-cell>
          <table:table-cell table:formula="of:=1-MOD([.M4]*4+5*[.M4]*[.M4]+[.N3]*[.M4]+4*[.N3]*[.N3]*[.N3]*[.N3]+6*[.N3]*[.N3]-[.N3]*5;3)" office:value-type="float" office:value="-1" calcext:value-type="float">
            <text:p>-1</text:p>
          </table:table-cell>
          <table:table-cell table:formula="of:=1-MOD([.N4]*4+5*[.N4]*[.N4]+[.O3]*[.N4]+4*[.O3]*[.O3]*[.O3]*[.O3]+6*[.O3]*[.O3]-[.O3]*5;3)" office:value-type="float" office:value="-1" calcext:value-type="float">
            <text:p>-1</text:p>
          </table:table-cell>
          <table:table-cell table:formula="of:=1-MOD([.O4]*4+5*[.O4]*[.O4]+[.P3]*[.O4]+4*[.P3]*[.P3]*[.P3]*[.P3]+6*[.P3]*[.P3]-[.P3]*5;3)" office:value-type="float" office:value="0" calcext:value-type="float">
            <text:p>0</text:p>
          </table:table-cell>
          <table:table-cell table:formula="of:=1-MOD([.P4]*4+5*[.P4]*[.P4]+[.Q3]*[.P4]+4*[.Q3]*[.Q3]*[.Q3]*[.Q3]+6*[.Q3]*[.Q3]-[.Q3]*5;3)" office:value-type="float" office:value="-1" calcext:value-type="float">
            <text:p>-1</text:p>
          </table:table-cell>
          <table:table-cell table:formula="of:=1-MOD([.Q4]*4+5*[.Q4]*[.Q4]+[.R3]*[.Q4]+4*[.R3]*[.R3]*[.R3]*[.R3]+6*[.R3]*[.R3]-[.R3]*5;3)" office:value-type="float" office:value="-1" calcext:value-type="float">
            <text:p>-1</text:p>
          </table:table-cell>
          <table:table-cell table:formula="of:=1-MOD([.R4]*4+5*[.R4]*[.R4]+[.S3]*[.R4]+4*[.S3]*[.S3]*[.S3]*[.S3]+6*[.S3]*[.S3]-[.S3]*5;3)" office:value-type="float" office:value="0" calcext:value-type="float">
            <text:p>0</text:p>
          </table:table-cell>
          <table:table-cell table:formula="of:=1-MOD([.S4]*4+5*[.S4]*[.S4]+[.T3]*[.S4]+4*[.T3]*[.T3]*[.T3]*[.T3]+6*[.T3]*[.T3]-[.T3]*5;3)" office:value-type="float" office:value="-1" calcext:value-type="float">
            <text:p>-1</text:p>
          </table:table-cell>
          <table:table-cell table:formula="of:=1-MOD([.T4]*4+5*[.T4]*[.T4]+[.U3]*[.T4]+4*[.U3]*[.U3]*[.U3]*[.U3]+6*[.U3]*[.U3]-[.U3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1-MOD([.A5]*4+5*[.A5]*[.A5]+[.B4]*[.A5]+4*[.B4]*[.B4]*[.B4]*[.B4]+6*[.B4]*[.B4]-[.B4]*5;3)" office:value-type="float" office:value="1" calcext:value-type="float">
            <text:p>1</text:p>
          </table:table-cell>
          <table:table-cell table:formula="of:=1-MOD([.B5]*4+5*[.B5]*[.B5]+[.C4]*[.B5]+4*[.C4]*[.C4]*[.C4]*[.C4]+6*[.C4]*[.C4]-[.C4]*5;3)" office:value-type="float" office:value="-1" calcext:value-type="float">
            <text:p>-1</text:p>
          </table:table-cell>
          <table:table-cell table:formula="of:=1-MOD([.C5]*4+5*[.C5]*[.C5]+[.D4]*[.C5]+4*[.D4]*[.D4]*[.D4]*[.D4]+6*[.D4]*[.D4]-[.D4]*5;3)" office:value-type="float" office:value="0" calcext:value-type="float">
            <text:p>0</text:p>
          </table:table-cell>
          <table:table-cell table:formula="of:=1-MOD([.D5]*4+5*[.D5]*[.D5]+[.E4]*[.D5]+4*[.E4]*[.E4]*[.E4]*[.E4]+6*[.E4]*[.E4]-[.E4]*5;3)" office:value-type="float" office:value="1" calcext:value-type="float">
            <text:p>1</text:p>
          </table:table-cell>
          <table:table-cell table:formula="of:=1-MOD([.E5]*4+5*[.E5]*[.E5]+[.F4]*[.E5]+4*[.F4]*[.F4]*[.F4]*[.F4]+6*[.F4]*[.F4]-[.F4]*5;3)" office:value-type="float" office:value="-1" calcext:value-type="float">
            <text:p>-1</text:p>
          </table:table-cell>
          <table:table-cell table:formula="of:=1-MOD([.F5]*4+5*[.F5]*[.F5]+[.G4]*[.F5]+4*[.G4]*[.G4]*[.G4]*[.G4]+6*[.G4]*[.G4]-[.G4]*5;3)" office:value-type="float" office:value="0" calcext:value-type="float">
            <text:p>0</text:p>
          </table:table-cell>
          <table:table-cell table:formula="of:=1-MOD([.G5]*4+5*[.G5]*[.G5]+[.H4]*[.G5]+4*[.H4]*[.H4]*[.H4]*[.H4]+6*[.H4]*[.H4]-[.H4]*5;3)" office:value-type="float" office:value="1" calcext:value-type="float">
            <text:p>1</text:p>
          </table:table-cell>
          <table:table-cell table:formula="of:=1-MOD([.H5]*4+5*[.H5]*[.H5]+[.I4]*[.H5]+4*[.I4]*[.I4]*[.I4]*[.I4]+6*[.I4]*[.I4]-[.I4]*5;3)" office:value-type="float" office:value="-1" calcext:value-type="float">
            <text:p>-1</text:p>
          </table:table-cell>
          <table:table-cell table:formula="of:=1-MOD([.I5]*4+5*[.I5]*[.I5]+[.J4]*[.I5]+4*[.J4]*[.J4]*[.J4]*[.J4]+6*[.J4]*[.J4]-[.J4]*5;3)" office:value-type="float" office:value="0" calcext:value-type="float">
            <text:p>0</text:p>
          </table:table-cell>
          <table:table-cell table:formula="of:=1-MOD([.J5]*4+5*[.J5]*[.J5]+[.K4]*[.J5]+4*[.K4]*[.K4]*[.K4]*[.K4]+6*[.K4]*[.K4]-[.K4]*5;3)" office:value-type="float" office:value="1" calcext:value-type="float">
            <text:p>1</text:p>
          </table:table-cell>
          <table:table-cell table:formula="of:=1-MOD([.K5]*4+5*[.K5]*[.K5]+[.L4]*[.K5]+4*[.L4]*[.L4]*[.L4]*[.L4]+6*[.L4]*[.L4]-[.L4]*5;3)" office:value-type="float" office:value="-1" calcext:value-type="float">
            <text:p>-1</text:p>
          </table:table-cell>
          <table:table-cell table:formula="of:=1-MOD([.L5]*4+5*[.L5]*[.L5]+[.M4]*[.L5]+4*[.M4]*[.M4]*[.M4]*[.M4]+6*[.M4]*[.M4]-[.M4]*5;3)" office:value-type="float" office:value="0" calcext:value-type="float">
            <text:p>0</text:p>
          </table:table-cell>
          <table:table-cell table:formula="of:=1-MOD([.M5]*4+5*[.M5]*[.M5]+[.N4]*[.M5]+4*[.N4]*[.N4]*[.N4]*[.N4]+6*[.N4]*[.N4]-[.N4]*5;3)" office:value-type="float" office:value="1" calcext:value-type="float">
            <text:p>1</text:p>
          </table:table-cell>
          <table:table-cell table:formula="of:=1-MOD([.N5]*4+5*[.N5]*[.N5]+[.O4]*[.N5]+4*[.O4]*[.O4]*[.O4]*[.O4]+6*[.O4]*[.O4]-[.O4]*5;3)" office:value-type="float" office:value="-1" calcext:value-type="float">
            <text:p>-1</text:p>
          </table:table-cell>
          <table:table-cell table:formula="of:=1-MOD([.O5]*4+5*[.O5]*[.O5]+[.P4]*[.O5]+4*[.P4]*[.P4]*[.P4]*[.P4]+6*[.P4]*[.P4]-[.P4]*5;3)" office:value-type="float" office:value="0" calcext:value-type="float">
            <text:p>0</text:p>
          </table:table-cell>
          <table:table-cell table:formula="of:=1-MOD([.P5]*4+5*[.P5]*[.P5]+[.Q4]*[.P5]+4*[.Q4]*[.Q4]*[.Q4]*[.Q4]+6*[.Q4]*[.Q4]-[.Q4]*5;3)" office:value-type="float" office:value="1" calcext:value-type="float">
            <text:p>1</text:p>
          </table:table-cell>
          <table:table-cell table:formula="of:=1-MOD([.Q5]*4+5*[.Q5]*[.Q5]+[.R4]*[.Q5]+4*[.R4]*[.R4]*[.R4]*[.R4]+6*[.R4]*[.R4]-[.R4]*5;3)" office:value-type="float" office:value="-1" calcext:value-type="float">
            <text:p>-1</text:p>
          </table:table-cell>
          <table:table-cell table:formula="of:=1-MOD([.R5]*4+5*[.R5]*[.R5]+[.S4]*[.R5]+4*[.S4]*[.S4]*[.S4]*[.S4]+6*[.S4]*[.S4]-[.S4]*5;3)" office:value-type="float" office:value="0" calcext:value-type="float">
            <text:p>0</text:p>
          </table:table-cell>
          <table:table-cell table:formula="of:=1-MOD([.S5]*4+5*[.S5]*[.S5]+[.T4]*[.S5]+4*[.T4]*[.T4]*[.T4]*[.T4]+6*[.T4]*[.T4]-[.T4]*5;3)" office:value-type="float" office:value="1" calcext:value-type="float">
            <text:p>1</text:p>
          </table:table-cell>
          <table:table-cell table:formula="of:=1-MOD([.T5]*4+5*[.T5]*[.T5]+[.U4]*[.T5]+4*[.U4]*[.U4]*[.U4]*[.U4]+6*[.U4]*[.U4]-[.U4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1-MOD([.A6]*4+5*[.A6]*[.A6]+[.B5]*[.A6]+4*[.B5]*[.B5]*[.B5]*[.B5]+6*[.B5]*[.B5]-[.B5]*5;3)" office:value-type="float" office:value="-1" calcext:value-type="float">
            <text:p>-1</text:p>
          </table:table-cell>
          <table:table-cell table:formula="of:=1-MOD([.B6]*4+5*[.B6]*[.B6]+[.C5]*[.B6]+4*[.C5]*[.C5]*[.C5]*[.C5]+6*[.C5]*[.C5]-[.C5]*5;3)" office:value-type="float" office:value="-1" calcext:value-type="float">
            <text:p>-1</text:p>
          </table:table-cell>
          <table:table-cell table:formula="of:=1-MOD([.C6]*4+5*[.C6]*[.C6]+[.D5]*[.C6]+4*[.D5]*[.D5]*[.D5]*[.D5]+6*[.D5]*[.D5]-[.D5]*5;3)" office:value-type="float" office:value="0" calcext:value-type="float">
            <text:p>0</text:p>
          </table:table-cell>
          <table:table-cell table:formula="of:=1-MOD([.D6]*4+5*[.D6]*[.D6]+[.E5]*[.D6]+4*[.E5]*[.E5]*[.E5]*[.E5]+6*[.E5]*[.E5]-[.E5]*5;3)" office:value-type="float" office:value="-1" calcext:value-type="float">
            <text:p>-1</text:p>
          </table:table-cell>
          <table:table-cell table:formula="of:=1-MOD([.E6]*4+5*[.E6]*[.E6]+[.F5]*[.E6]+4*[.F5]*[.F5]*[.F5]*[.F5]+6*[.F5]*[.F5]-[.F5]*5;3)" office:value-type="float" office:value="-1" calcext:value-type="float">
            <text:p>-1</text:p>
          </table:table-cell>
          <table:table-cell table:formula="of:=1-MOD([.F6]*4+5*[.F6]*[.F6]+[.G5]*[.F6]+4*[.G5]*[.G5]*[.G5]*[.G5]+6*[.G5]*[.G5]-[.G5]*5;3)" office:value-type="float" office:value="0" calcext:value-type="float">
            <text:p>0</text:p>
          </table:table-cell>
          <table:table-cell table:formula="of:=1-MOD([.G6]*4+5*[.G6]*[.G6]+[.H5]*[.G6]+4*[.H5]*[.H5]*[.H5]*[.H5]+6*[.H5]*[.H5]-[.H5]*5;3)" office:value-type="float" office:value="-1" calcext:value-type="float">
            <text:p>-1</text:p>
          </table:table-cell>
          <table:table-cell table:formula="of:=1-MOD([.H6]*4+5*[.H6]*[.H6]+[.I5]*[.H6]+4*[.I5]*[.I5]*[.I5]*[.I5]+6*[.I5]*[.I5]-[.I5]*5;3)" office:value-type="float" office:value="-1" calcext:value-type="float">
            <text:p>-1</text:p>
          </table:table-cell>
          <table:table-cell table:formula="of:=1-MOD([.I6]*4+5*[.I6]*[.I6]+[.J5]*[.I6]+4*[.J5]*[.J5]*[.J5]*[.J5]+6*[.J5]*[.J5]-[.J5]*5;3)" office:value-type="float" office:value="0" calcext:value-type="float">
            <text:p>0</text:p>
          </table:table-cell>
          <table:table-cell table:formula="of:=1-MOD([.J6]*4+5*[.J6]*[.J6]+[.K5]*[.J6]+4*[.K5]*[.K5]*[.K5]*[.K5]+6*[.K5]*[.K5]-[.K5]*5;3)" office:value-type="float" office:value="-1" calcext:value-type="float">
            <text:p>-1</text:p>
          </table:table-cell>
          <table:table-cell table:formula="of:=1-MOD([.K6]*4+5*[.K6]*[.K6]+[.L5]*[.K6]+4*[.L5]*[.L5]*[.L5]*[.L5]+6*[.L5]*[.L5]-[.L5]*5;3)" office:value-type="float" office:value="-1" calcext:value-type="float">
            <text:p>-1</text:p>
          </table:table-cell>
          <table:table-cell table:formula="of:=1-MOD([.L6]*4+5*[.L6]*[.L6]+[.M5]*[.L6]+4*[.M5]*[.M5]*[.M5]*[.M5]+6*[.M5]*[.M5]-[.M5]*5;3)" office:value-type="float" office:value="0" calcext:value-type="float">
            <text:p>0</text:p>
          </table:table-cell>
          <table:table-cell table:formula="of:=1-MOD([.M6]*4+5*[.M6]*[.M6]+[.N5]*[.M6]+4*[.N5]*[.N5]*[.N5]*[.N5]+6*[.N5]*[.N5]-[.N5]*5;3)" office:value-type="float" office:value="-1" calcext:value-type="float">
            <text:p>-1</text:p>
          </table:table-cell>
          <table:table-cell table:formula="of:=1-MOD([.N6]*4+5*[.N6]*[.N6]+[.O5]*[.N6]+4*[.O5]*[.O5]*[.O5]*[.O5]+6*[.O5]*[.O5]-[.O5]*5;3)" office:value-type="float" office:value="-1" calcext:value-type="float">
            <text:p>-1</text:p>
          </table:table-cell>
          <table:table-cell table:formula="of:=1-MOD([.O6]*4+5*[.O6]*[.O6]+[.P5]*[.O6]+4*[.P5]*[.P5]*[.P5]*[.P5]+6*[.P5]*[.P5]-[.P5]*5;3)" office:value-type="float" office:value="0" calcext:value-type="float">
            <text:p>0</text:p>
          </table:table-cell>
          <table:table-cell table:formula="of:=1-MOD([.P6]*4+5*[.P6]*[.P6]+[.Q5]*[.P6]+4*[.Q5]*[.Q5]*[.Q5]*[.Q5]+6*[.Q5]*[.Q5]-[.Q5]*5;3)" office:value-type="float" office:value="-1" calcext:value-type="float">
            <text:p>-1</text:p>
          </table:table-cell>
          <table:table-cell table:formula="of:=1-MOD([.Q6]*4+5*[.Q6]*[.Q6]+[.R5]*[.Q6]+4*[.R5]*[.R5]*[.R5]*[.R5]+6*[.R5]*[.R5]-[.R5]*5;3)" office:value-type="float" office:value="-1" calcext:value-type="float">
            <text:p>-1</text:p>
          </table:table-cell>
          <table:table-cell table:formula="of:=1-MOD([.R6]*4+5*[.R6]*[.R6]+[.S5]*[.R6]+4*[.S5]*[.S5]*[.S5]*[.S5]+6*[.S5]*[.S5]-[.S5]*5;3)" office:value-type="float" office:value="0" calcext:value-type="float">
            <text:p>0</text:p>
          </table:table-cell>
          <table:table-cell table:formula="of:=1-MOD([.S6]*4+5*[.S6]*[.S6]+[.T5]*[.S6]+4*[.T5]*[.T5]*[.T5]*[.T5]+6*[.T5]*[.T5]-[.T5]*5;3)" office:value-type="float" office:value="-1" calcext:value-type="float">
            <text:p>-1</text:p>
          </table:table-cell>
          <table:table-cell table:formula="of:=1-MOD([.T6]*4+5*[.T6]*[.T6]+[.U5]*[.T6]+4*[.U5]*[.U5]*[.U5]*[.U5]+6*[.U5]*[.U5]-[.U5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1-MOD([.A7]*4+5*[.A7]*[.A7]+[.B6]*[.A7]+4*[.B6]*[.B6]*[.B6]*[.B6]+6*[.B6]*[.B6]-[.B6]*5;3)" office:value-type="float" office:value="1" calcext:value-type="float">
            <text:p>1</text:p>
          </table:table-cell>
          <table:table-cell table:formula="of:=1-MOD([.B7]*4+5*[.B7]*[.B7]+[.C6]*[.B7]+4*[.C6]*[.C6]*[.C6]*[.C6]+6*[.C6]*[.C6]-[.C6]*5;3)" office:value-type="float" office:value="-1" calcext:value-type="float">
            <text:p>-1</text:p>
          </table:table-cell>
          <table:table-cell table:formula="of:=1-MOD([.C7]*4+5*[.C7]*[.C7]+[.D6]*[.C7]+4*[.D6]*[.D6]*[.D6]*[.D6]+6*[.D6]*[.D6]-[.D6]*5;3)" office:value-type="float" office:value="0" calcext:value-type="float">
            <text:p>0</text:p>
          </table:table-cell>
          <table:table-cell table:formula="of:=1-MOD([.D7]*4+5*[.D7]*[.D7]+[.E6]*[.D7]+4*[.E6]*[.E6]*[.E6]*[.E6]+6*[.E6]*[.E6]-[.E6]*5;3)" office:value-type="float" office:value="1" calcext:value-type="float">
            <text:p>1</text:p>
          </table:table-cell>
          <table:table-cell table:formula="of:=1-MOD([.E7]*4+5*[.E7]*[.E7]+[.F6]*[.E7]+4*[.F6]*[.F6]*[.F6]*[.F6]+6*[.F6]*[.F6]-[.F6]*5;3)" office:value-type="float" office:value="-1" calcext:value-type="float">
            <text:p>-1</text:p>
          </table:table-cell>
          <table:table-cell table:formula="of:=1-MOD([.F7]*4+5*[.F7]*[.F7]+[.G6]*[.F7]+4*[.G6]*[.G6]*[.G6]*[.G6]+6*[.G6]*[.G6]-[.G6]*5;3)" office:value-type="float" office:value="0" calcext:value-type="float">
            <text:p>0</text:p>
          </table:table-cell>
          <table:table-cell table:formula="of:=1-MOD([.G7]*4+5*[.G7]*[.G7]+[.H6]*[.G7]+4*[.H6]*[.H6]*[.H6]*[.H6]+6*[.H6]*[.H6]-[.H6]*5;3)" office:value-type="float" office:value="1" calcext:value-type="float">
            <text:p>1</text:p>
          </table:table-cell>
          <table:table-cell table:formula="of:=1-MOD([.H7]*4+5*[.H7]*[.H7]+[.I6]*[.H7]+4*[.I6]*[.I6]*[.I6]*[.I6]+6*[.I6]*[.I6]-[.I6]*5;3)" office:value-type="float" office:value="-1" calcext:value-type="float">
            <text:p>-1</text:p>
          </table:table-cell>
          <table:table-cell table:formula="of:=1-MOD([.I7]*4+5*[.I7]*[.I7]+[.J6]*[.I7]+4*[.J6]*[.J6]*[.J6]*[.J6]+6*[.J6]*[.J6]-[.J6]*5;3)" office:value-type="float" office:value="0" calcext:value-type="float">
            <text:p>0</text:p>
          </table:table-cell>
          <table:table-cell table:formula="of:=1-MOD([.J7]*4+5*[.J7]*[.J7]+[.K6]*[.J7]+4*[.K6]*[.K6]*[.K6]*[.K6]+6*[.K6]*[.K6]-[.K6]*5;3)" office:value-type="float" office:value="1" calcext:value-type="float">
            <text:p>1</text:p>
          </table:table-cell>
          <table:table-cell table:formula="of:=1-MOD([.K7]*4+5*[.K7]*[.K7]+[.L6]*[.K7]+4*[.L6]*[.L6]*[.L6]*[.L6]+6*[.L6]*[.L6]-[.L6]*5;3)" office:value-type="float" office:value="-1" calcext:value-type="float">
            <text:p>-1</text:p>
          </table:table-cell>
          <table:table-cell table:formula="of:=1-MOD([.L7]*4+5*[.L7]*[.L7]+[.M6]*[.L7]+4*[.M6]*[.M6]*[.M6]*[.M6]+6*[.M6]*[.M6]-[.M6]*5;3)" office:value-type="float" office:value="0" calcext:value-type="float">
            <text:p>0</text:p>
          </table:table-cell>
          <table:table-cell table:formula="of:=1-MOD([.M7]*4+5*[.M7]*[.M7]+[.N6]*[.M7]+4*[.N6]*[.N6]*[.N6]*[.N6]+6*[.N6]*[.N6]-[.N6]*5;3)" office:value-type="float" office:value="1" calcext:value-type="float">
            <text:p>1</text:p>
          </table:table-cell>
          <table:table-cell table:formula="of:=1-MOD([.N7]*4+5*[.N7]*[.N7]+[.O6]*[.N7]+4*[.O6]*[.O6]*[.O6]*[.O6]+6*[.O6]*[.O6]-[.O6]*5;3)" office:value-type="float" office:value="-1" calcext:value-type="float">
            <text:p>-1</text:p>
          </table:table-cell>
          <table:table-cell table:formula="of:=1-MOD([.O7]*4+5*[.O7]*[.O7]+[.P6]*[.O7]+4*[.P6]*[.P6]*[.P6]*[.P6]+6*[.P6]*[.P6]-[.P6]*5;3)" office:value-type="float" office:value="0" calcext:value-type="float">
            <text:p>0</text:p>
          </table:table-cell>
          <table:table-cell table:formula="of:=1-MOD([.P7]*4+5*[.P7]*[.P7]+[.Q6]*[.P7]+4*[.Q6]*[.Q6]*[.Q6]*[.Q6]+6*[.Q6]*[.Q6]-[.Q6]*5;3)" office:value-type="float" office:value="1" calcext:value-type="float">
            <text:p>1</text:p>
          </table:table-cell>
          <table:table-cell table:formula="of:=1-MOD([.Q7]*4+5*[.Q7]*[.Q7]+[.R6]*[.Q7]+4*[.R6]*[.R6]*[.R6]*[.R6]+6*[.R6]*[.R6]-[.R6]*5;3)" office:value-type="float" office:value="-1" calcext:value-type="float">
            <text:p>-1</text:p>
          </table:table-cell>
          <table:table-cell table:formula="of:=1-MOD([.R7]*4+5*[.R7]*[.R7]+[.S6]*[.R7]+4*[.S6]*[.S6]*[.S6]*[.S6]+6*[.S6]*[.S6]-[.S6]*5;3)" office:value-type="float" office:value="0" calcext:value-type="float">
            <text:p>0</text:p>
          </table:table-cell>
          <table:table-cell table:formula="of:=1-MOD([.S7]*4+5*[.S7]*[.S7]+[.T6]*[.S7]+4*[.T6]*[.T6]*[.T6]*[.T6]+6*[.T6]*[.T6]-[.T6]*5;3)" office:value-type="float" office:value="1" calcext:value-type="float">
            <text:p>1</text:p>
          </table:table-cell>
          <table:table-cell table:formula="of:=1-MOD([.T7]*4+5*[.T7]*[.T7]+[.U6]*[.T7]+4*[.U6]*[.U6]*[.U6]*[.U6]+6*[.U6]*[.U6]-[.U6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1-MOD([.A8]*4+5*[.A8]*[.A8]+[.B7]*[.A8]+4*[.B7]*[.B7]*[.B7]*[.B7]+6*[.B7]*[.B7]-[.B7]*5;3)" office:value-type="float" office:value="1" calcext:value-type="float">
            <text:p>1</text:p>
          </table:table-cell>
          <table:table-cell table:formula="of:=1-MOD([.B8]*4+5*[.B8]*[.B8]+[.C7]*[.B8]+4*[.C7]*[.C7]*[.C7]*[.C7]+6*[.C7]*[.C7]-[.C7]*5;3)" office:value-type="float" office:value="-1" calcext:value-type="float">
            <text:p>-1</text:p>
          </table:table-cell>
          <table:table-cell table:formula="of:=1-MOD([.C8]*4+5*[.C8]*[.C8]+[.D7]*[.C8]+4*[.D7]*[.D7]*[.D7]*[.D7]+6*[.D7]*[.D7]-[.D7]*5;3)" office:value-type="float" office:value="0" calcext:value-type="float">
            <text:p>0</text:p>
          </table:table-cell>
          <table:table-cell table:formula="of:=1-MOD([.D8]*4+5*[.D8]*[.D8]+[.E7]*[.D8]+4*[.E7]*[.E7]*[.E7]*[.E7]+6*[.E7]*[.E7]-[.E7]*5;3)" office:value-type="float" office:value="-1" calcext:value-type="float">
            <text:p>-1</text:p>
          </table:table-cell>
          <table:table-cell table:formula="of:=1-MOD([.E8]*4+5*[.E8]*[.E8]+[.F7]*[.E8]+4*[.F7]*[.F7]*[.F7]*[.F7]+6*[.F7]*[.F7]-[.F7]*5;3)" office:value-type="float" office:value="-1" calcext:value-type="float">
            <text:p>-1</text:p>
          </table:table-cell>
          <table:table-cell table:formula="of:=1-MOD([.F8]*4+5*[.F8]*[.F8]+[.G7]*[.F8]+4*[.G7]*[.G7]*[.G7]*[.G7]+6*[.G7]*[.G7]-[.G7]*5;3)" office:value-type="float" office:value="0" calcext:value-type="float">
            <text:p>0</text:p>
          </table:table-cell>
          <table:table-cell table:formula="of:=1-MOD([.G8]*4+5*[.G8]*[.G8]+[.H7]*[.G8]+4*[.H7]*[.H7]*[.H7]*[.H7]+6*[.H7]*[.H7]-[.H7]*5;3)" office:value-type="float" office:value="-1" calcext:value-type="float">
            <text:p>-1</text:p>
          </table:table-cell>
          <table:table-cell table:formula="of:=1-MOD([.H8]*4+5*[.H8]*[.H8]+[.I7]*[.H8]+4*[.I7]*[.I7]*[.I7]*[.I7]+6*[.I7]*[.I7]-[.I7]*5;3)" office:value-type="float" office:value="-1" calcext:value-type="float">
            <text:p>-1</text:p>
          </table:table-cell>
          <table:table-cell table:formula="of:=1-MOD([.I8]*4+5*[.I8]*[.I8]+[.J7]*[.I8]+4*[.J7]*[.J7]*[.J7]*[.J7]+6*[.J7]*[.J7]-[.J7]*5;3)" office:value-type="float" office:value="0" calcext:value-type="float">
            <text:p>0</text:p>
          </table:table-cell>
          <table:table-cell table:formula="of:=1-MOD([.J8]*4+5*[.J8]*[.J8]+[.K7]*[.J8]+4*[.K7]*[.K7]*[.K7]*[.K7]+6*[.K7]*[.K7]-[.K7]*5;3)" office:value-type="float" office:value="-1" calcext:value-type="float">
            <text:p>-1</text:p>
          </table:table-cell>
          <table:table-cell table:formula="of:=1-MOD([.K8]*4+5*[.K8]*[.K8]+[.L7]*[.K8]+4*[.L7]*[.L7]*[.L7]*[.L7]+6*[.L7]*[.L7]-[.L7]*5;3)" office:value-type="float" office:value="-1" calcext:value-type="float">
            <text:p>-1</text:p>
          </table:table-cell>
          <table:table-cell table:formula="of:=1-MOD([.L8]*4+5*[.L8]*[.L8]+[.M7]*[.L8]+4*[.M7]*[.M7]*[.M7]*[.M7]+6*[.M7]*[.M7]-[.M7]*5;3)" office:value-type="float" office:value="0" calcext:value-type="float">
            <text:p>0</text:p>
          </table:table-cell>
          <table:table-cell table:formula="of:=1-MOD([.M8]*4+5*[.M8]*[.M8]+[.N7]*[.M8]+4*[.N7]*[.N7]*[.N7]*[.N7]+6*[.N7]*[.N7]-[.N7]*5;3)" office:value-type="float" office:value="-1" calcext:value-type="float">
            <text:p>-1</text:p>
          </table:table-cell>
          <table:table-cell table:formula="of:=1-MOD([.N8]*4+5*[.N8]*[.N8]+[.O7]*[.N8]+4*[.O7]*[.O7]*[.O7]*[.O7]+6*[.O7]*[.O7]-[.O7]*5;3)" office:value-type="float" office:value="-1" calcext:value-type="float">
            <text:p>-1</text:p>
          </table:table-cell>
          <table:table-cell table:formula="of:=1-MOD([.O8]*4+5*[.O8]*[.O8]+[.P7]*[.O8]+4*[.P7]*[.P7]*[.P7]*[.P7]+6*[.P7]*[.P7]-[.P7]*5;3)" office:value-type="float" office:value="0" calcext:value-type="float">
            <text:p>0</text:p>
          </table:table-cell>
          <table:table-cell table:formula="of:=1-MOD([.P8]*4+5*[.P8]*[.P8]+[.Q7]*[.P8]+4*[.Q7]*[.Q7]*[.Q7]*[.Q7]+6*[.Q7]*[.Q7]-[.Q7]*5;3)" office:value-type="float" office:value="-1" calcext:value-type="float">
            <text:p>-1</text:p>
          </table:table-cell>
          <table:table-cell table:formula="of:=1-MOD([.Q8]*4+5*[.Q8]*[.Q8]+[.R7]*[.Q8]+4*[.R7]*[.R7]*[.R7]*[.R7]+6*[.R7]*[.R7]-[.R7]*5;3)" office:value-type="float" office:value="-1" calcext:value-type="float">
            <text:p>-1</text:p>
          </table:table-cell>
          <table:table-cell table:formula="of:=1-MOD([.R8]*4+5*[.R8]*[.R8]+[.S7]*[.R8]+4*[.S7]*[.S7]*[.S7]*[.S7]+6*[.S7]*[.S7]-[.S7]*5;3)" office:value-type="float" office:value="0" calcext:value-type="float">
            <text:p>0</text:p>
          </table:table-cell>
          <table:table-cell table:formula="of:=1-MOD([.S8]*4+5*[.S8]*[.S8]+[.T7]*[.S8]+4*[.T7]*[.T7]*[.T7]*[.T7]+6*[.T7]*[.T7]-[.T7]*5;3)" office:value-type="float" office:value="-1" calcext:value-type="float">
            <text:p>-1</text:p>
          </table:table-cell>
          <table:table-cell table:formula="of:=1-MOD([.T8]*4+5*[.T8]*[.T8]+[.U7]*[.T8]+4*[.U7]*[.U7]*[.U7]*[.U7]+6*[.U7]*[.U7]-[.U7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1-MOD([.A9]*4+5*[.A9]*[.A9]+[.B8]*[.A9]+4*[.B8]*[.B8]*[.B8]*[.B8]+6*[.B8]*[.B8]-[.B8]*5;3)" office:value-type="float" office:value="-1" calcext:value-type="float">
            <text:p>-1</text:p>
          </table:table-cell>
          <table:table-cell table:formula="of:=1-MOD([.B9]*4+5*[.B9]*[.B9]+[.C8]*[.B9]+4*[.C8]*[.C8]*[.C8]*[.C8]+6*[.C8]*[.C8]-[.C8]*5;3)" office:value-type="float" office:value="-1" calcext:value-type="float">
            <text:p>-1</text:p>
          </table:table-cell>
          <table:table-cell table:formula="of:=1-MOD([.C9]*4+5*[.C9]*[.C9]+[.D8]*[.C9]+4*[.D8]*[.D8]*[.D8]*[.D8]+6*[.D8]*[.D8]-[.D8]*5;3)" office:value-type="float" office:value="0" calcext:value-type="float">
            <text:p>0</text:p>
          </table:table-cell>
          <table:table-cell table:formula="of:=1-MOD([.D9]*4+5*[.D9]*[.D9]+[.E8]*[.D9]+4*[.E8]*[.E8]*[.E8]*[.E8]+6*[.E8]*[.E8]-[.E8]*5;3)" office:value-type="float" office:value="1" calcext:value-type="float">
            <text:p>1</text:p>
          </table:table-cell>
          <table:table-cell table:formula="of:=1-MOD([.E9]*4+5*[.E9]*[.E9]+[.F8]*[.E9]+4*[.F8]*[.F8]*[.F8]*[.F8]+6*[.F8]*[.F8]-[.F8]*5;3)" office:value-type="float" office:value="-1" calcext:value-type="float">
            <text:p>-1</text:p>
          </table:table-cell>
          <table:table-cell table:formula="of:=1-MOD([.F9]*4+5*[.F9]*[.F9]+[.G8]*[.F9]+4*[.G8]*[.G8]*[.G8]*[.G8]+6*[.G8]*[.G8]-[.G8]*5;3)" office:value-type="float" office:value="0" calcext:value-type="float">
            <text:p>0</text:p>
          </table:table-cell>
          <table:table-cell table:formula="of:=1-MOD([.G9]*4+5*[.G9]*[.G9]+[.H8]*[.G9]+4*[.H8]*[.H8]*[.H8]*[.H8]+6*[.H8]*[.H8]-[.H8]*5;3)" office:value-type="float" office:value="1" calcext:value-type="float">
            <text:p>1</text:p>
          </table:table-cell>
          <table:table-cell table:formula="of:=1-MOD([.H9]*4+5*[.H9]*[.H9]+[.I8]*[.H9]+4*[.I8]*[.I8]*[.I8]*[.I8]+6*[.I8]*[.I8]-[.I8]*5;3)" office:value-type="float" office:value="-1" calcext:value-type="float">
            <text:p>-1</text:p>
          </table:table-cell>
          <table:table-cell table:formula="of:=1-MOD([.I9]*4+5*[.I9]*[.I9]+[.J8]*[.I9]+4*[.J8]*[.J8]*[.J8]*[.J8]+6*[.J8]*[.J8]-[.J8]*5;3)" office:value-type="float" office:value="0" calcext:value-type="float">
            <text:p>0</text:p>
          </table:table-cell>
          <table:table-cell table:formula="of:=1-MOD([.J9]*4+5*[.J9]*[.J9]+[.K8]*[.J9]+4*[.K8]*[.K8]*[.K8]*[.K8]+6*[.K8]*[.K8]-[.K8]*5;3)" office:value-type="float" office:value="1" calcext:value-type="float">
            <text:p>1</text:p>
          </table:table-cell>
          <table:table-cell table:formula="of:=1-MOD([.K9]*4+5*[.K9]*[.K9]+[.L8]*[.K9]+4*[.L8]*[.L8]*[.L8]*[.L8]+6*[.L8]*[.L8]-[.L8]*5;3)" office:value-type="float" office:value="-1" calcext:value-type="float">
            <text:p>-1</text:p>
          </table:table-cell>
          <table:table-cell table:formula="of:=1-MOD([.L9]*4+5*[.L9]*[.L9]+[.M8]*[.L9]+4*[.M8]*[.M8]*[.M8]*[.M8]+6*[.M8]*[.M8]-[.M8]*5;3)" office:value-type="float" office:value="0" calcext:value-type="float">
            <text:p>0</text:p>
          </table:table-cell>
          <table:table-cell table:formula="of:=1-MOD([.M9]*4+5*[.M9]*[.M9]+[.N8]*[.M9]+4*[.N8]*[.N8]*[.N8]*[.N8]+6*[.N8]*[.N8]-[.N8]*5;3)" office:value-type="float" office:value="1" calcext:value-type="float">
            <text:p>1</text:p>
          </table:table-cell>
          <table:table-cell table:formula="of:=1-MOD([.N9]*4+5*[.N9]*[.N9]+[.O8]*[.N9]+4*[.O8]*[.O8]*[.O8]*[.O8]+6*[.O8]*[.O8]-[.O8]*5;3)" office:value-type="float" office:value="-1" calcext:value-type="float">
            <text:p>-1</text:p>
          </table:table-cell>
          <table:table-cell table:formula="of:=1-MOD([.O9]*4+5*[.O9]*[.O9]+[.P8]*[.O9]+4*[.P8]*[.P8]*[.P8]*[.P8]+6*[.P8]*[.P8]-[.P8]*5;3)" office:value-type="float" office:value="0" calcext:value-type="float">
            <text:p>0</text:p>
          </table:table-cell>
          <table:table-cell table:formula="of:=1-MOD([.P9]*4+5*[.P9]*[.P9]+[.Q8]*[.P9]+4*[.Q8]*[.Q8]*[.Q8]*[.Q8]+6*[.Q8]*[.Q8]-[.Q8]*5;3)" office:value-type="float" office:value="1" calcext:value-type="float">
            <text:p>1</text:p>
          </table:table-cell>
          <table:table-cell table:formula="of:=1-MOD([.Q9]*4+5*[.Q9]*[.Q9]+[.R8]*[.Q9]+4*[.R8]*[.R8]*[.R8]*[.R8]+6*[.R8]*[.R8]-[.R8]*5;3)" office:value-type="float" office:value="-1" calcext:value-type="float">
            <text:p>-1</text:p>
          </table:table-cell>
          <table:table-cell table:formula="of:=1-MOD([.R9]*4+5*[.R9]*[.R9]+[.S8]*[.R9]+4*[.S8]*[.S8]*[.S8]*[.S8]+6*[.S8]*[.S8]-[.S8]*5;3)" office:value-type="float" office:value="0" calcext:value-type="float">
            <text:p>0</text:p>
          </table:table-cell>
          <table:table-cell table:formula="of:=1-MOD([.S9]*4+5*[.S9]*[.S9]+[.T8]*[.S9]+4*[.T8]*[.T8]*[.T8]*[.T8]+6*[.T8]*[.T8]-[.T8]*5;3)" office:value-type="float" office:value="1" calcext:value-type="float">
            <text:p>1</text:p>
          </table:table-cell>
          <table:table-cell table:formula="of:=1-MOD([.T9]*4+5*[.T9]*[.T9]+[.U8]*[.T9]+4*[.U8]*[.U8]*[.U8]*[.U8]+6*[.U8]*[.U8]-[.U8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1-MOD([.A10]*4+5*[.A10]*[.A10]+[.B9]*[.A10]+4*[.B9]*[.B9]*[.B9]*[.B9]+6*[.B9]*[.B9]-[.B9]*5;3)" office:value-type="float" office:value="1" calcext:value-type="float">
            <text:p>1</text:p>
          </table:table-cell>
          <table:table-cell table:formula="of:=1-MOD([.B10]*4+5*[.B10]*[.B10]+[.C9]*[.B10]+4*[.C9]*[.C9]*[.C9]*[.C9]+6*[.C9]*[.C9]-[.C9]*5;3)" office:value-type="float" office:value="-1" calcext:value-type="float">
            <text:p>-1</text:p>
          </table:table-cell>
          <table:table-cell table:formula="of:=1-MOD([.C10]*4+5*[.C10]*[.C10]+[.D9]*[.C10]+4*[.D9]*[.D9]*[.D9]*[.D9]+6*[.D9]*[.D9]-[.D9]*5;3)" office:value-type="float" office:value="0" calcext:value-type="float">
            <text:p>0</text:p>
          </table:table-cell>
          <table:table-cell table:formula="of:=1-MOD([.D10]*4+5*[.D10]*[.D10]+[.E9]*[.D10]+4*[.E9]*[.E9]*[.E9]*[.E9]+6*[.E9]*[.E9]-[.E9]*5;3)" office:value-type="float" office:value="-1" calcext:value-type="float">
            <text:p>-1</text:p>
          </table:table-cell>
          <table:table-cell table:formula="of:=1-MOD([.E10]*4+5*[.E10]*[.E10]+[.F9]*[.E10]+4*[.F9]*[.F9]*[.F9]*[.F9]+6*[.F9]*[.F9]-[.F9]*5;3)" office:value-type="float" office:value="-1" calcext:value-type="float">
            <text:p>-1</text:p>
          </table:table-cell>
          <table:table-cell table:formula="of:=1-MOD([.F10]*4+5*[.F10]*[.F10]+[.G9]*[.F10]+4*[.G9]*[.G9]*[.G9]*[.G9]+6*[.G9]*[.G9]-[.G9]*5;3)" office:value-type="float" office:value="0" calcext:value-type="float">
            <text:p>0</text:p>
          </table:table-cell>
          <table:table-cell table:formula="of:=1-MOD([.G10]*4+5*[.G10]*[.G10]+[.H9]*[.G10]+4*[.H9]*[.H9]*[.H9]*[.H9]+6*[.H9]*[.H9]-[.H9]*5;3)" office:value-type="float" office:value="-1" calcext:value-type="float">
            <text:p>-1</text:p>
          </table:table-cell>
          <table:table-cell table:formula="of:=1-MOD([.H10]*4+5*[.H10]*[.H10]+[.I9]*[.H10]+4*[.I9]*[.I9]*[.I9]*[.I9]+6*[.I9]*[.I9]-[.I9]*5;3)" office:value-type="float" office:value="-1" calcext:value-type="float">
            <text:p>-1</text:p>
          </table:table-cell>
          <table:table-cell table:formula="of:=1-MOD([.I10]*4+5*[.I10]*[.I10]+[.J9]*[.I10]+4*[.J9]*[.J9]*[.J9]*[.J9]+6*[.J9]*[.J9]-[.J9]*5;3)" office:value-type="float" office:value="0" calcext:value-type="float">
            <text:p>0</text:p>
          </table:table-cell>
          <table:table-cell table:formula="of:=1-MOD([.J10]*4+5*[.J10]*[.J10]+[.K9]*[.J10]+4*[.K9]*[.K9]*[.K9]*[.K9]+6*[.K9]*[.K9]-[.K9]*5;3)" office:value-type="float" office:value="-1" calcext:value-type="float">
            <text:p>-1</text:p>
          </table:table-cell>
          <table:table-cell table:formula="of:=1-MOD([.K10]*4+5*[.K10]*[.K10]+[.L9]*[.K10]+4*[.L9]*[.L9]*[.L9]*[.L9]+6*[.L9]*[.L9]-[.L9]*5;3)" office:value-type="float" office:value="-1" calcext:value-type="float">
            <text:p>-1</text:p>
          </table:table-cell>
          <table:table-cell table:formula="of:=1-MOD([.L10]*4+5*[.L10]*[.L10]+[.M9]*[.L10]+4*[.M9]*[.M9]*[.M9]*[.M9]+6*[.M9]*[.M9]-[.M9]*5;3)" office:value-type="float" office:value="0" calcext:value-type="float">
            <text:p>0</text:p>
          </table:table-cell>
          <table:table-cell table:formula="of:=1-MOD([.M10]*4+5*[.M10]*[.M10]+[.N9]*[.M10]+4*[.N9]*[.N9]*[.N9]*[.N9]+6*[.N9]*[.N9]-[.N9]*5;3)" office:value-type="float" office:value="-1" calcext:value-type="float">
            <text:p>-1</text:p>
          </table:table-cell>
          <table:table-cell table:formula="of:=1-MOD([.N10]*4+5*[.N10]*[.N10]+[.O9]*[.N10]+4*[.O9]*[.O9]*[.O9]*[.O9]+6*[.O9]*[.O9]-[.O9]*5;3)" office:value-type="float" office:value="-1" calcext:value-type="float">
            <text:p>-1</text:p>
          </table:table-cell>
          <table:table-cell table:formula="of:=1-MOD([.O10]*4+5*[.O10]*[.O10]+[.P9]*[.O10]+4*[.P9]*[.P9]*[.P9]*[.P9]+6*[.P9]*[.P9]-[.P9]*5;3)" office:value-type="float" office:value="0" calcext:value-type="float">
            <text:p>0</text:p>
          </table:table-cell>
          <table:table-cell table:formula="of:=1-MOD([.P10]*4+5*[.P10]*[.P10]+[.Q9]*[.P10]+4*[.Q9]*[.Q9]*[.Q9]*[.Q9]+6*[.Q9]*[.Q9]-[.Q9]*5;3)" office:value-type="float" office:value="-1" calcext:value-type="float">
            <text:p>-1</text:p>
          </table:table-cell>
          <table:table-cell table:formula="of:=1-MOD([.Q10]*4+5*[.Q10]*[.Q10]+[.R9]*[.Q10]+4*[.R9]*[.R9]*[.R9]*[.R9]+6*[.R9]*[.R9]-[.R9]*5;3)" office:value-type="float" office:value="-1" calcext:value-type="float">
            <text:p>-1</text:p>
          </table:table-cell>
          <table:table-cell table:formula="of:=1-MOD([.R10]*4+5*[.R10]*[.R10]+[.S9]*[.R10]+4*[.S9]*[.S9]*[.S9]*[.S9]+6*[.S9]*[.S9]-[.S9]*5;3)" office:value-type="float" office:value="0" calcext:value-type="float">
            <text:p>0</text:p>
          </table:table-cell>
          <table:table-cell table:formula="of:=1-MOD([.S10]*4+5*[.S10]*[.S10]+[.T9]*[.S10]+4*[.T9]*[.T9]*[.T9]*[.T9]+6*[.T9]*[.T9]-[.T9]*5;3)" office:value-type="float" office:value="-1" calcext:value-type="float">
            <text:p>-1</text:p>
          </table:table-cell>
          <table:table-cell table:formula="of:=1-MOD([.T10]*4+5*[.T10]*[.T10]+[.U9]*[.T10]+4*[.U9]*[.U9]*[.U9]*[.U9]+6*[.U9]*[.U9]-[.U9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1-MOD([.A11]*4+5*[.A11]*[.A11]+[.B10]*[.A11]+4*[.B10]*[.B10]*[.B10]*[.B10]+6*[.B10]*[.B10]-[.B10]*5;3)" office:value-type="float" office:value="1" calcext:value-type="float">
            <text:p>1</text:p>
          </table:table-cell>
          <table:table-cell table:formula="of:=1-MOD([.B11]*4+5*[.B11]*[.B11]+[.C10]*[.B11]+4*[.C10]*[.C10]*[.C10]*[.C10]+6*[.C10]*[.C10]-[.C10]*5;3)" office:value-type="float" office:value="-1" calcext:value-type="float">
            <text:p>-1</text:p>
          </table:table-cell>
          <table:table-cell table:formula="of:=1-MOD([.C11]*4+5*[.C11]*[.C11]+[.D10]*[.C11]+4*[.D10]*[.D10]*[.D10]*[.D10]+6*[.D10]*[.D10]-[.D10]*5;3)" office:value-type="float" office:value="0" calcext:value-type="float">
            <text:p>0</text:p>
          </table:table-cell>
          <table:table-cell table:formula="of:=1-MOD([.D11]*4+5*[.D11]*[.D11]+[.E10]*[.D11]+4*[.E10]*[.E10]*[.E10]*[.E10]+6*[.E10]*[.E10]-[.E10]*5;3)" office:value-type="float" office:value="1" calcext:value-type="float">
            <text:p>1</text:p>
          </table:table-cell>
          <table:table-cell table:formula="of:=1-MOD([.E11]*4+5*[.E11]*[.E11]+[.F10]*[.E11]+4*[.F10]*[.F10]*[.F10]*[.F10]+6*[.F10]*[.F10]-[.F10]*5;3)" office:value-type="float" office:value="-1" calcext:value-type="float">
            <text:p>-1</text:p>
          </table:table-cell>
          <table:table-cell table:formula="of:=1-MOD([.F11]*4+5*[.F11]*[.F11]+[.G10]*[.F11]+4*[.G10]*[.G10]*[.G10]*[.G10]+6*[.G10]*[.G10]-[.G10]*5;3)" office:value-type="float" office:value="0" calcext:value-type="float">
            <text:p>0</text:p>
          </table:table-cell>
          <table:table-cell table:formula="of:=1-MOD([.G11]*4+5*[.G11]*[.G11]+[.H10]*[.G11]+4*[.H10]*[.H10]*[.H10]*[.H10]+6*[.H10]*[.H10]-[.H10]*5;3)" office:value-type="float" office:value="1" calcext:value-type="float">
            <text:p>1</text:p>
          </table:table-cell>
          <table:table-cell table:formula="of:=1-MOD([.H11]*4+5*[.H11]*[.H11]+[.I10]*[.H11]+4*[.I10]*[.I10]*[.I10]*[.I10]+6*[.I10]*[.I10]-[.I10]*5;3)" office:value-type="float" office:value="-1" calcext:value-type="float">
            <text:p>-1</text:p>
          </table:table-cell>
          <table:table-cell table:formula="of:=1-MOD([.I11]*4+5*[.I11]*[.I11]+[.J10]*[.I11]+4*[.J10]*[.J10]*[.J10]*[.J10]+6*[.J10]*[.J10]-[.J10]*5;3)" office:value-type="float" office:value="0" calcext:value-type="float">
            <text:p>0</text:p>
          </table:table-cell>
          <table:table-cell table:formula="of:=1-MOD([.J11]*4+5*[.J11]*[.J11]+[.K10]*[.J11]+4*[.K10]*[.K10]*[.K10]*[.K10]+6*[.K10]*[.K10]-[.K10]*5;3)" office:value-type="float" office:value="1" calcext:value-type="float">
            <text:p>1</text:p>
          </table:table-cell>
          <table:table-cell table:formula="of:=1-MOD([.K11]*4+5*[.K11]*[.K11]+[.L10]*[.K11]+4*[.L10]*[.L10]*[.L10]*[.L10]+6*[.L10]*[.L10]-[.L10]*5;3)" office:value-type="float" office:value="-1" calcext:value-type="float">
            <text:p>-1</text:p>
          </table:table-cell>
          <table:table-cell table:formula="of:=1-MOD([.L11]*4+5*[.L11]*[.L11]+[.M10]*[.L11]+4*[.M10]*[.M10]*[.M10]*[.M10]+6*[.M10]*[.M10]-[.M10]*5;3)" office:value-type="float" office:value="0" calcext:value-type="float">
            <text:p>0</text:p>
          </table:table-cell>
          <table:table-cell table:formula="of:=1-MOD([.M11]*4+5*[.M11]*[.M11]+[.N10]*[.M11]+4*[.N10]*[.N10]*[.N10]*[.N10]+6*[.N10]*[.N10]-[.N10]*5;3)" office:value-type="float" office:value="1" calcext:value-type="float">
            <text:p>1</text:p>
          </table:table-cell>
          <table:table-cell table:formula="of:=1-MOD([.N11]*4+5*[.N11]*[.N11]+[.O10]*[.N11]+4*[.O10]*[.O10]*[.O10]*[.O10]+6*[.O10]*[.O10]-[.O10]*5;3)" office:value-type="float" office:value="-1" calcext:value-type="float">
            <text:p>-1</text:p>
          </table:table-cell>
          <table:table-cell table:formula="of:=1-MOD([.O11]*4+5*[.O11]*[.O11]+[.P10]*[.O11]+4*[.P10]*[.P10]*[.P10]*[.P10]+6*[.P10]*[.P10]-[.P10]*5;3)" office:value-type="float" office:value="0" calcext:value-type="float">
            <text:p>0</text:p>
          </table:table-cell>
          <table:table-cell table:formula="of:=1-MOD([.P11]*4+5*[.P11]*[.P11]+[.Q10]*[.P11]+4*[.Q10]*[.Q10]*[.Q10]*[.Q10]+6*[.Q10]*[.Q10]-[.Q10]*5;3)" office:value-type="float" office:value="1" calcext:value-type="float">
            <text:p>1</text:p>
          </table:table-cell>
          <table:table-cell table:formula="of:=1-MOD([.Q11]*4+5*[.Q11]*[.Q11]+[.R10]*[.Q11]+4*[.R10]*[.R10]*[.R10]*[.R10]+6*[.R10]*[.R10]-[.R10]*5;3)" office:value-type="float" office:value="-1" calcext:value-type="float">
            <text:p>-1</text:p>
          </table:table-cell>
          <table:table-cell table:formula="of:=1-MOD([.R11]*4+5*[.R11]*[.R11]+[.S10]*[.R11]+4*[.S10]*[.S10]*[.S10]*[.S10]+6*[.S10]*[.S10]-[.S10]*5;3)" office:value-type="float" office:value="0" calcext:value-type="float">
            <text:p>0</text:p>
          </table:table-cell>
          <table:table-cell table:formula="of:=1-MOD([.S11]*4+5*[.S11]*[.S11]+[.T10]*[.S11]+4*[.T10]*[.T10]*[.T10]*[.T10]+6*[.T10]*[.T10]-[.T10]*5;3)" office:value-type="float" office:value="1" calcext:value-type="float">
            <text:p>1</text:p>
          </table:table-cell>
          <table:table-cell table:formula="of:=1-MOD([.T11]*4+5*[.T11]*[.T11]+[.U10]*[.T11]+4*[.U10]*[.U10]*[.U10]*[.U10]+6*[.U10]*[.U10]-[.U10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1-MOD([.A12]*4+5*[.A12]*[.A12]+[.B11]*[.A12]+4*[.B11]*[.B11]*[.B11]*[.B11]+6*[.B11]*[.B11]-[.B11]*5;3)" office:value-type="float" office:value="-1" calcext:value-type="float">
            <text:p>-1</text:p>
          </table:table-cell>
          <table:table-cell table:formula="of:=1-MOD([.B12]*4+5*[.B12]*[.B12]+[.C11]*[.B12]+4*[.C11]*[.C11]*[.C11]*[.C11]+6*[.C11]*[.C11]-[.C11]*5;3)" office:value-type="float" office:value="-1" calcext:value-type="float">
            <text:p>-1</text:p>
          </table:table-cell>
          <table:table-cell table:formula="of:=1-MOD([.C12]*4+5*[.C12]*[.C12]+[.D11]*[.C12]+4*[.D11]*[.D11]*[.D11]*[.D11]+6*[.D11]*[.D11]-[.D11]*5;3)" office:value-type="float" office:value="0" calcext:value-type="float">
            <text:p>0</text:p>
          </table:table-cell>
          <table:table-cell table:formula="of:=1-MOD([.D12]*4+5*[.D12]*[.D12]+[.E11]*[.D12]+4*[.E11]*[.E11]*[.E11]*[.E11]+6*[.E11]*[.E11]-[.E11]*5;3)" office:value-type="float" office:value="-1" calcext:value-type="float">
            <text:p>-1</text:p>
          </table:table-cell>
          <table:table-cell table:formula="of:=1-MOD([.E12]*4+5*[.E12]*[.E12]+[.F11]*[.E12]+4*[.F11]*[.F11]*[.F11]*[.F11]+6*[.F11]*[.F11]-[.F11]*5;3)" office:value-type="float" office:value="-1" calcext:value-type="float">
            <text:p>-1</text:p>
          </table:table-cell>
          <table:table-cell table:formula="of:=1-MOD([.F12]*4+5*[.F12]*[.F12]+[.G11]*[.F12]+4*[.G11]*[.G11]*[.G11]*[.G11]+6*[.G11]*[.G11]-[.G11]*5;3)" office:value-type="float" office:value="0" calcext:value-type="float">
            <text:p>0</text:p>
          </table:table-cell>
          <table:table-cell table:formula="of:=1-MOD([.G12]*4+5*[.G12]*[.G12]+[.H11]*[.G12]+4*[.H11]*[.H11]*[.H11]*[.H11]+6*[.H11]*[.H11]-[.H11]*5;3)" office:value-type="float" office:value="-1" calcext:value-type="float">
            <text:p>-1</text:p>
          </table:table-cell>
          <table:table-cell table:formula="of:=1-MOD([.H12]*4+5*[.H12]*[.H12]+[.I11]*[.H12]+4*[.I11]*[.I11]*[.I11]*[.I11]+6*[.I11]*[.I11]-[.I11]*5;3)" office:value-type="float" office:value="-1" calcext:value-type="float">
            <text:p>-1</text:p>
          </table:table-cell>
          <table:table-cell table:formula="of:=1-MOD([.I12]*4+5*[.I12]*[.I12]+[.J11]*[.I12]+4*[.J11]*[.J11]*[.J11]*[.J11]+6*[.J11]*[.J11]-[.J11]*5;3)" office:value-type="float" office:value="0" calcext:value-type="float">
            <text:p>0</text:p>
          </table:table-cell>
          <table:table-cell table:formula="of:=1-MOD([.J12]*4+5*[.J12]*[.J12]+[.K11]*[.J12]+4*[.K11]*[.K11]*[.K11]*[.K11]+6*[.K11]*[.K11]-[.K11]*5;3)" office:value-type="float" office:value="-1" calcext:value-type="float">
            <text:p>-1</text:p>
          </table:table-cell>
          <table:table-cell table:formula="of:=1-MOD([.K12]*4+5*[.K12]*[.K12]+[.L11]*[.K12]+4*[.L11]*[.L11]*[.L11]*[.L11]+6*[.L11]*[.L11]-[.L11]*5;3)" office:value-type="float" office:value="-1" calcext:value-type="float">
            <text:p>-1</text:p>
          </table:table-cell>
          <table:table-cell table:formula="of:=1-MOD([.L12]*4+5*[.L12]*[.L12]+[.M11]*[.L12]+4*[.M11]*[.M11]*[.M11]*[.M11]+6*[.M11]*[.M11]-[.M11]*5;3)" office:value-type="float" office:value="0" calcext:value-type="float">
            <text:p>0</text:p>
          </table:table-cell>
          <table:table-cell table:formula="of:=1-MOD([.M12]*4+5*[.M12]*[.M12]+[.N11]*[.M12]+4*[.N11]*[.N11]*[.N11]*[.N11]+6*[.N11]*[.N11]-[.N11]*5;3)" office:value-type="float" office:value="-1" calcext:value-type="float">
            <text:p>-1</text:p>
          </table:table-cell>
          <table:table-cell table:formula="of:=1-MOD([.N12]*4+5*[.N12]*[.N12]+[.O11]*[.N12]+4*[.O11]*[.O11]*[.O11]*[.O11]+6*[.O11]*[.O11]-[.O11]*5;3)" office:value-type="float" office:value="-1" calcext:value-type="float">
            <text:p>-1</text:p>
          </table:table-cell>
          <table:table-cell table:formula="of:=1-MOD([.O12]*4+5*[.O12]*[.O12]+[.P11]*[.O12]+4*[.P11]*[.P11]*[.P11]*[.P11]+6*[.P11]*[.P11]-[.P11]*5;3)" office:value-type="float" office:value="0" calcext:value-type="float">
            <text:p>0</text:p>
          </table:table-cell>
          <table:table-cell table:formula="of:=1-MOD([.P12]*4+5*[.P12]*[.P12]+[.Q11]*[.P12]+4*[.Q11]*[.Q11]*[.Q11]*[.Q11]+6*[.Q11]*[.Q11]-[.Q11]*5;3)" office:value-type="float" office:value="-1" calcext:value-type="float">
            <text:p>-1</text:p>
          </table:table-cell>
          <table:table-cell table:formula="of:=1-MOD([.Q12]*4+5*[.Q12]*[.Q12]+[.R11]*[.Q12]+4*[.R11]*[.R11]*[.R11]*[.R11]+6*[.R11]*[.R11]-[.R11]*5;3)" office:value-type="float" office:value="-1" calcext:value-type="float">
            <text:p>-1</text:p>
          </table:table-cell>
          <table:table-cell table:formula="of:=1-MOD([.R12]*4+5*[.R12]*[.R12]+[.S11]*[.R12]+4*[.S11]*[.S11]*[.S11]*[.S11]+6*[.S11]*[.S11]-[.S11]*5;3)" office:value-type="float" office:value="0" calcext:value-type="float">
            <text:p>0</text:p>
          </table:table-cell>
          <table:table-cell table:formula="of:=1-MOD([.S12]*4+5*[.S12]*[.S12]+[.T11]*[.S12]+4*[.T11]*[.T11]*[.T11]*[.T11]+6*[.T11]*[.T11]-[.T11]*5;3)" office:value-type="float" office:value="-1" calcext:value-type="float">
            <text:p>-1</text:p>
          </table:table-cell>
          <table:table-cell table:formula="of:=1-MOD([.T12]*4+5*[.T12]*[.T12]+[.U11]*[.T12]+4*[.U11]*[.U11]*[.U11]*[.U11]+6*[.U11]*[.U11]-[.U11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1-MOD([.A13]*4+5*[.A13]*[.A13]+[.B12]*[.A13]+4*[.B12]*[.B12]*[.B12]*[.B12]+6*[.B12]*[.B12]-[.B12]*5;3)" office:value-type="float" office:value="1" calcext:value-type="float">
            <text:p>1</text:p>
          </table:table-cell>
          <table:table-cell table:formula="of:=1-MOD([.B13]*4+5*[.B13]*[.B13]+[.C12]*[.B13]+4*[.C12]*[.C12]*[.C12]*[.C12]+6*[.C12]*[.C12]-[.C12]*5;3)" office:value-type="float" office:value="-1" calcext:value-type="float">
            <text:p>-1</text:p>
          </table:table-cell>
          <table:table-cell table:formula="of:=1-MOD([.C13]*4+5*[.C13]*[.C13]+[.D12]*[.C13]+4*[.D12]*[.D12]*[.D12]*[.D12]+6*[.D12]*[.D12]-[.D12]*5;3)" office:value-type="float" office:value="0" calcext:value-type="float">
            <text:p>0</text:p>
          </table:table-cell>
          <table:table-cell table:formula="of:=1-MOD([.D13]*4+5*[.D13]*[.D13]+[.E12]*[.D13]+4*[.E12]*[.E12]*[.E12]*[.E12]+6*[.E12]*[.E12]-[.E12]*5;3)" office:value-type="float" office:value="1" calcext:value-type="float">
            <text:p>1</text:p>
          </table:table-cell>
          <table:table-cell table:formula="of:=1-MOD([.E13]*4+5*[.E13]*[.E13]+[.F12]*[.E13]+4*[.F12]*[.F12]*[.F12]*[.F12]+6*[.F12]*[.F12]-[.F12]*5;3)" office:value-type="float" office:value="-1" calcext:value-type="float">
            <text:p>-1</text:p>
          </table:table-cell>
          <table:table-cell table:formula="of:=1-MOD([.F13]*4+5*[.F13]*[.F13]+[.G12]*[.F13]+4*[.G12]*[.G12]*[.G12]*[.G12]+6*[.G12]*[.G12]-[.G12]*5;3)" office:value-type="float" office:value="0" calcext:value-type="float">
            <text:p>0</text:p>
          </table:table-cell>
          <table:table-cell table:formula="of:=1-MOD([.G13]*4+5*[.G13]*[.G13]+[.H12]*[.G13]+4*[.H12]*[.H12]*[.H12]*[.H12]+6*[.H12]*[.H12]-[.H12]*5;3)" office:value-type="float" office:value="1" calcext:value-type="float">
            <text:p>1</text:p>
          </table:table-cell>
          <table:table-cell table:formula="of:=1-MOD([.H13]*4+5*[.H13]*[.H13]+[.I12]*[.H13]+4*[.I12]*[.I12]*[.I12]*[.I12]+6*[.I12]*[.I12]-[.I12]*5;3)" office:value-type="float" office:value="-1" calcext:value-type="float">
            <text:p>-1</text:p>
          </table:table-cell>
          <table:table-cell table:formula="of:=1-MOD([.I13]*4+5*[.I13]*[.I13]+[.J12]*[.I13]+4*[.J12]*[.J12]*[.J12]*[.J12]+6*[.J12]*[.J12]-[.J12]*5;3)" office:value-type="float" office:value="0" calcext:value-type="float">
            <text:p>0</text:p>
          </table:table-cell>
          <table:table-cell table:formula="of:=1-MOD([.J13]*4+5*[.J13]*[.J13]+[.K12]*[.J13]+4*[.K12]*[.K12]*[.K12]*[.K12]+6*[.K12]*[.K12]-[.K12]*5;3)" office:value-type="float" office:value="1" calcext:value-type="float">
            <text:p>1</text:p>
          </table:table-cell>
          <table:table-cell table:formula="of:=1-MOD([.K13]*4+5*[.K13]*[.K13]+[.L12]*[.K13]+4*[.L12]*[.L12]*[.L12]*[.L12]+6*[.L12]*[.L12]-[.L12]*5;3)" office:value-type="float" office:value="-1" calcext:value-type="float">
            <text:p>-1</text:p>
          </table:table-cell>
          <table:table-cell table:formula="of:=1-MOD([.L13]*4+5*[.L13]*[.L13]+[.M12]*[.L13]+4*[.M12]*[.M12]*[.M12]*[.M12]+6*[.M12]*[.M12]-[.M12]*5;3)" office:value-type="float" office:value="0" calcext:value-type="float">
            <text:p>0</text:p>
          </table:table-cell>
          <table:table-cell table:formula="of:=1-MOD([.M13]*4+5*[.M13]*[.M13]+[.N12]*[.M13]+4*[.N12]*[.N12]*[.N12]*[.N12]+6*[.N12]*[.N12]-[.N12]*5;3)" office:value-type="float" office:value="1" calcext:value-type="float">
            <text:p>1</text:p>
          </table:table-cell>
          <table:table-cell table:formula="of:=1-MOD([.N13]*4+5*[.N13]*[.N13]+[.O12]*[.N13]+4*[.O12]*[.O12]*[.O12]*[.O12]+6*[.O12]*[.O12]-[.O12]*5;3)" office:value-type="float" office:value="-1" calcext:value-type="float">
            <text:p>-1</text:p>
          </table:table-cell>
          <table:table-cell table:formula="of:=1-MOD([.O13]*4+5*[.O13]*[.O13]+[.P12]*[.O13]+4*[.P12]*[.P12]*[.P12]*[.P12]+6*[.P12]*[.P12]-[.P12]*5;3)" office:value-type="float" office:value="0" calcext:value-type="float">
            <text:p>0</text:p>
          </table:table-cell>
          <table:table-cell table:formula="of:=1-MOD([.P13]*4+5*[.P13]*[.P13]+[.Q12]*[.P13]+4*[.Q12]*[.Q12]*[.Q12]*[.Q12]+6*[.Q12]*[.Q12]-[.Q12]*5;3)" office:value-type="float" office:value="1" calcext:value-type="float">
            <text:p>1</text:p>
          </table:table-cell>
          <table:table-cell table:formula="of:=1-MOD([.Q13]*4+5*[.Q13]*[.Q13]+[.R12]*[.Q13]+4*[.R12]*[.R12]*[.R12]*[.R12]+6*[.R12]*[.R12]-[.R12]*5;3)" office:value-type="float" office:value="-1" calcext:value-type="float">
            <text:p>-1</text:p>
          </table:table-cell>
          <table:table-cell table:formula="of:=1-MOD([.R13]*4+5*[.R13]*[.R13]+[.S12]*[.R13]+4*[.S12]*[.S12]*[.S12]*[.S12]+6*[.S12]*[.S12]-[.S12]*5;3)" office:value-type="float" office:value="0" calcext:value-type="float">
            <text:p>0</text:p>
          </table:table-cell>
          <table:table-cell table:formula="of:=1-MOD([.S13]*4+5*[.S13]*[.S13]+[.T12]*[.S13]+4*[.T12]*[.T12]*[.T12]*[.T12]+6*[.T12]*[.T12]-[.T12]*5;3)" office:value-type="float" office:value="1" calcext:value-type="float">
            <text:p>1</text:p>
          </table:table-cell>
          <table:table-cell table:formula="of:=1-MOD([.T13]*4+5*[.T13]*[.T13]+[.U12]*[.T13]+4*[.U12]*[.U12]*[.U12]*[.U12]+6*[.U12]*[.U12]-[.U12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1-MOD([.A14]*4+5*[.A14]*[.A14]+[.B13]*[.A14]+4*[.B13]*[.B13]*[.B13]*[.B13]+6*[.B13]*[.B13]-[.B13]*5;3)" office:value-type="float" office:value="1" calcext:value-type="float">
            <text:p>1</text:p>
          </table:table-cell>
          <table:table-cell table:formula="of:=1-MOD([.B14]*4+5*[.B14]*[.B14]+[.C13]*[.B14]+4*[.C13]*[.C13]*[.C13]*[.C13]+6*[.C13]*[.C13]-[.C13]*5;3)" office:value-type="float" office:value="-1" calcext:value-type="float">
            <text:p>-1</text:p>
          </table:table-cell>
          <table:table-cell table:formula="of:=1-MOD([.C14]*4+5*[.C14]*[.C14]+[.D13]*[.C14]+4*[.D13]*[.D13]*[.D13]*[.D13]+6*[.D13]*[.D13]-[.D13]*5;3)" office:value-type="float" office:value="0" calcext:value-type="float">
            <text:p>0</text:p>
          </table:table-cell>
          <table:table-cell table:formula="of:=1-MOD([.D14]*4+5*[.D14]*[.D14]+[.E13]*[.D14]+4*[.E13]*[.E13]*[.E13]*[.E13]+6*[.E13]*[.E13]-[.E13]*5;3)" office:value-type="float" office:value="-1" calcext:value-type="float">
            <text:p>-1</text:p>
          </table:table-cell>
          <table:table-cell table:formula="of:=1-MOD([.E14]*4+5*[.E14]*[.E14]+[.F13]*[.E14]+4*[.F13]*[.F13]*[.F13]*[.F13]+6*[.F13]*[.F13]-[.F13]*5;3)" office:value-type="float" office:value="-1" calcext:value-type="float">
            <text:p>-1</text:p>
          </table:table-cell>
          <table:table-cell table:formula="of:=1-MOD([.F14]*4+5*[.F14]*[.F14]+[.G13]*[.F14]+4*[.G13]*[.G13]*[.G13]*[.G13]+6*[.G13]*[.G13]-[.G13]*5;3)" office:value-type="float" office:value="0" calcext:value-type="float">
            <text:p>0</text:p>
          </table:table-cell>
          <table:table-cell table:formula="of:=1-MOD([.G14]*4+5*[.G14]*[.G14]+[.H13]*[.G14]+4*[.H13]*[.H13]*[.H13]*[.H13]+6*[.H13]*[.H13]-[.H13]*5;3)" office:value-type="float" office:value="-1" calcext:value-type="float">
            <text:p>-1</text:p>
          </table:table-cell>
          <table:table-cell table:formula="of:=1-MOD([.H14]*4+5*[.H14]*[.H14]+[.I13]*[.H14]+4*[.I13]*[.I13]*[.I13]*[.I13]+6*[.I13]*[.I13]-[.I13]*5;3)" office:value-type="float" office:value="-1" calcext:value-type="float">
            <text:p>-1</text:p>
          </table:table-cell>
          <table:table-cell table:formula="of:=1-MOD([.I14]*4+5*[.I14]*[.I14]+[.J13]*[.I14]+4*[.J13]*[.J13]*[.J13]*[.J13]+6*[.J13]*[.J13]-[.J13]*5;3)" office:value-type="float" office:value="0" calcext:value-type="float">
            <text:p>0</text:p>
          </table:table-cell>
          <table:table-cell table:formula="of:=1-MOD([.J14]*4+5*[.J14]*[.J14]+[.K13]*[.J14]+4*[.K13]*[.K13]*[.K13]*[.K13]+6*[.K13]*[.K13]-[.K13]*5;3)" office:value-type="float" office:value="-1" calcext:value-type="float">
            <text:p>-1</text:p>
          </table:table-cell>
          <table:table-cell table:formula="of:=1-MOD([.K14]*4+5*[.K14]*[.K14]+[.L13]*[.K14]+4*[.L13]*[.L13]*[.L13]*[.L13]+6*[.L13]*[.L13]-[.L13]*5;3)" office:value-type="float" office:value="-1" calcext:value-type="float">
            <text:p>-1</text:p>
          </table:table-cell>
          <table:table-cell table:formula="of:=1-MOD([.L14]*4+5*[.L14]*[.L14]+[.M13]*[.L14]+4*[.M13]*[.M13]*[.M13]*[.M13]+6*[.M13]*[.M13]-[.M13]*5;3)" office:value-type="float" office:value="0" calcext:value-type="float">
            <text:p>0</text:p>
          </table:table-cell>
          <table:table-cell table:formula="of:=1-MOD([.M14]*4+5*[.M14]*[.M14]+[.N13]*[.M14]+4*[.N13]*[.N13]*[.N13]*[.N13]+6*[.N13]*[.N13]-[.N13]*5;3)" office:value-type="float" office:value="-1" calcext:value-type="float">
            <text:p>-1</text:p>
          </table:table-cell>
          <table:table-cell table:formula="of:=1-MOD([.N14]*4+5*[.N14]*[.N14]+[.O13]*[.N14]+4*[.O13]*[.O13]*[.O13]*[.O13]+6*[.O13]*[.O13]-[.O13]*5;3)" office:value-type="float" office:value="-1" calcext:value-type="float">
            <text:p>-1</text:p>
          </table:table-cell>
          <table:table-cell table:formula="of:=1-MOD([.O14]*4+5*[.O14]*[.O14]+[.P13]*[.O14]+4*[.P13]*[.P13]*[.P13]*[.P13]+6*[.P13]*[.P13]-[.P13]*5;3)" office:value-type="float" office:value="0" calcext:value-type="float">
            <text:p>0</text:p>
          </table:table-cell>
          <table:table-cell table:formula="of:=1-MOD([.P14]*4+5*[.P14]*[.P14]+[.Q13]*[.P14]+4*[.Q13]*[.Q13]*[.Q13]*[.Q13]+6*[.Q13]*[.Q13]-[.Q13]*5;3)" office:value-type="float" office:value="-1" calcext:value-type="float">
            <text:p>-1</text:p>
          </table:table-cell>
          <table:table-cell table:formula="of:=1-MOD([.Q14]*4+5*[.Q14]*[.Q14]+[.R13]*[.Q14]+4*[.R13]*[.R13]*[.R13]*[.R13]+6*[.R13]*[.R13]-[.R13]*5;3)" office:value-type="float" office:value="-1" calcext:value-type="float">
            <text:p>-1</text:p>
          </table:table-cell>
          <table:table-cell table:formula="of:=1-MOD([.R14]*4+5*[.R14]*[.R14]+[.S13]*[.R14]+4*[.S13]*[.S13]*[.S13]*[.S13]+6*[.S13]*[.S13]-[.S13]*5;3)" office:value-type="float" office:value="0" calcext:value-type="float">
            <text:p>0</text:p>
          </table:table-cell>
          <table:table-cell table:formula="of:=1-MOD([.S14]*4+5*[.S14]*[.S14]+[.T13]*[.S14]+4*[.T13]*[.T13]*[.T13]*[.T13]+6*[.T13]*[.T13]-[.T13]*5;3)" office:value-type="float" office:value="-1" calcext:value-type="float">
            <text:p>-1</text:p>
          </table:table-cell>
          <table:table-cell table:formula="of:=1-MOD([.T14]*4+5*[.T14]*[.T14]+[.U13]*[.T14]+4*[.U13]*[.U13]*[.U13]*[.U13]+6*[.U13]*[.U13]-[.U13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1-MOD([.A15]*4+5*[.A15]*[.A15]+[.B14]*[.A15]+4*[.B14]*[.B14]*[.B14]*[.B14]+6*[.B14]*[.B14]-[.B14]*5;3)" office:value-type="float" office:value="-1" calcext:value-type="float">
            <text:p>-1</text:p>
          </table:table-cell>
          <table:table-cell table:formula="of:=1-MOD([.B15]*4+5*[.B15]*[.B15]+[.C14]*[.B15]+4*[.C14]*[.C14]*[.C14]*[.C14]+6*[.C14]*[.C14]-[.C14]*5;3)" office:value-type="float" office:value="-1" calcext:value-type="float">
            <text:p>-1</text:p>
          </table:table-cell>
          <table:table-cell table:formula="of:=1-MOD([.C15]*4+5*[.C15]*[.C15]+[.D14]*[.C15]+4*[.D14]*[.D14]*[.D14]*[.D14]+6*[.D14]*[.D14]-[.D14]*5;3)" office:value-type="float" office:value="0" calcext:value-type="float">
            <text:p>0</text:p>
          </table:table-cell>
          <table:table-cell table:formula="of:=1-MOD([.D15]*4+5*[.D15]*[.D15]+[.E14]*[.D15]+4*[.E14]*[.E14]*[.E14]*[.E14]+6*[.E14]*[.E14]-[.E14]*5;3)" office:value-type="float" office:value="1" calcext:value-type="float">
            <text:p>1</text:p>
          </table:table-cell>
          <table:table-cell table:formula="of:=1-MOD([.E15]*4+5*[.E15]*[.E15]+[.F14]*[.E15]+4*[.F14]*[.F14]*[.F14]*[.F14]+6*[.F14]*[.F14]-[.F14]*5;3)" office:value-type="float" office:value="-1" calcext:value-type="float">
            <text:p>-1</text:p>
          </table:table-cell>
          <table:table-cell table:formula="of:=1-MOD([.F15]*4+5*[.F15]*[.F15]+[.G14]*[.F15]+4*[.G14]*[.G14]*[.G14]*[.G14]+6*[.G14]*[.G14]-[.G14]*5;3)" office:value-type="float" office:value="0" calcext:value-type="float">
            <text:p>0</text:p>
          </table:table-cell>
          <table:table-cell table:formula="of:=1-MOD([.G15]*4+5*[.G15]*[.G15]+[.H14]*[.G15]+4*[.H14]*[.H14]*[.H14]*[.H14]+6*[.H14]*[.H14]-[.H14]*5;3)" office:value-type="float" office:value="1" calcext:value-type="float">
            <text:p>1</text:p>
          </table:table-cell>
          <table:table-cell table:formula="of:=1-MOD([.H15]*4+5*[.H15]*[.H15]+[.I14]*[.H15]+4*[.I14]*[.I14]*[.I14]*[.I14]+6*[.I14]*[.I14]-[.I14]*5;3)" office:value-type="float" office:value="-1" calcext:value-type="float">
            <text:p>-1</text:p>
          </table:table-cell>
          <table:table-cell table:formula="of:=1-MOD([.I15]*4+5*[.I15]*[.I15]+[.J14]*[.I15]+4*[.J14]*[.J14]*[.J14]*[.J14]+6*[.J14]*[.J14]-[.J14]*5;3)" office:value-type="float" office:value="0" calcext:value-type="float">
            <text:p>0</text:p>
          </table:table-cell>
          <table:table-cell table:formula="of:=1-MOD([.J15]*4+5*[.J15]*[.J15]+[.K14]*[.J15]+4*[.K14]*[.K14]*[.K14]*[.K14]+6*[.K14]*[.K14]-[.K14]*5;3)" office:value-type="float" office:value="1" calcext:value-type="float">
            <text:p>1</text:p>
          </table:table-cell>
          <table:table-cell table:formula="of:=1-MOD([.K15]*4+5*[.K15]*[.K15]+[.L14]*[.K15]+4*[.L14]*[.L14]*[.L14]*[.L14]+6*[.L14]*[.L14]-[.L14]*5;3)" office:value-type="float" office:value="-1" calcext:value-type="float">
            <text:p>-1</text:p>
          </table:table-cell>
          <table:table-cell table:formula="of:=1-MOD([.L15]*4+5*[.L15]*[.L15]+[.M14]*[.L15]+4*[.M14]*[.M14]*[.M14]*[.M14]+6*[.M14]*[.M14]-[.M14]*5;3)" office:value-type="float" office:value="0" calcext:value-type="float">
            <text:p>0</text:p>
          </table:table-cell>
          <table:table-cell table:formula="of:=1-MOD([.M15]*4+5*[.M15]*[.M15]+[.N14]*[.M15]+4*[.N14]*[.N14]*[.N14]*[.N14]+6*[.N14]*[.N14]-[.N14]*5;3)" office:value-type="float" office:value="1" calcext:value-type="float">
            <text:p>1</text:p>
          </table:table-cell>
          <table:table-cell table:formula="of:=1-MOD([.N15]*4+5*[.N15]*[.N15]+[.O14]*[.N15]+4*[.O14]*[.O14]*[.O14]*[.O14]+6*[.O14]*[.O14]-[.O14]*5;3)" office:value-type="float" office:value="-1" calcext:value-type="float">
            <text:p>-1</text:p>
          </table:table-cell>
          <table:table-cell table:formula="of:=1-MOD([.O15]*4+5*[.O15]*[.O15]+[.P14]*[.O15]+4*[.P14]*[.P14]*[.P14]*[.P14]+6*[.P14]*[.P14]-[.P14]*5;3)" office:value-type="float" office:value="0" calcext:value-type="float">
            <text:p>0</text:p>
          </table:table-cell>
          <table:table-cell table:formula="of:=1-MOD([.P15]*4+5*[.P15]*[.P15]+[.Q14]*[.P15]+4*[.Q14]*[.Q14]*[.Q14]*[.Q14]+6*[.Q14]*[.Q14]-[.Q14]*5;3)" office:value-type="float" office:value="1" calcext:value-type="float">
            <text:p>1</text:p>
          </table:table-cell>
          <table:table-cell table:formula="of:=1-MOD([.Q15]*4+5*[.Q15]*[.Q15]+[.R14]*[.Q15]+4*[.R14]*[.R14]*[.R14]*[.R14]+6*[.R14]*[.R14]-[.R14]*5;3)" office:value-type="float" office:value="-1" calcext:value-type="float">
            <text:p>-1</text:p>
          </table:table-cell>
          <table:table-cell table:formula="of:=1-MOD([.R15]*4+5*[.R15]*[.R15]+[.S14]*[.R15]+4*[.S14]*[.S14]*[.S14]*[.S14]+6*[.S14]*[.S14]-[.S14]*5;3)" office:value-type="float" office:value="0" calcext:value-type="float">
            <text:p>0</text:p>
          </table:table-cell>
          <table:table-cell table:formula="of:=1-MOD([.S15]*4+5*[.S15]*[.S15]+[.T14]*[.S15]+4*[.T14]*[.T14]*[.T14]*[.T14]+6*[.T14]*[.T14]-[.T14]*5;3)" office:value-type="float" office:value="1" calcext:value-type="float">
            <text:p>1</text:p>
          </table:table-cell>
          <table:table-cell table:formula="of:=1-MOD([.T15]*4+5*[.T15]*[.T15]+[.U14]*[.T15]+4*[.U14]*[.U14]*[.U14]*[.U14]+6*[.U14]*[.U14]-[.U14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1-MOD([.A16]*4+5*[.A16]*[.A16]+[.B15]*[.A16]+4*[.B15]*[.B15]*[.B15]*[.B15]+6*[.B15]*[.B15]-[.B15]*5;3)" office:value-type="float" office:value="1" calcext:value-type="float">
            <text:p>1</text:p>
          </table:table-cell>
          <table:table-cell table:formula="of:=1-MOD([.B16]*4+5*[.B16]*[.B16]+[.C15]*[.B16]+4*[.C15]*[.C15]*[.C15]*[.C15]+6*[.C15]*[.C15]-[.C15]*5;3)" office:value-type="float" office:value="-1" calcext:value-type="float">
            <text:p>-1</text:p>
          </table:table-cell>
          <table:table-cell table:formula="of:=1-MOD([.C16]*4+5*[.C16]*[.C16]+[.D15]*[.C16]+4*[.D15]*[.D15]*[.D15]*[.D15]+6*[.D15]*[.D15]-[.D15]*5;3)" office:value-type="float" office:value="0" calcext:value-type="float">
            <text:p>0</text:p>
          </table:table-cell>
          <table:table-cell table:formula="of:=1-MOD([.D16]*4+5*[.D16]*[.D16]+[.E15]*[.D16]+4*[.E15]*[.E15]*[.E15]*[.E15]+6*[.E15]*[.E15]-[.E15]*5;3)" office:value-type="float" office:value="-1" calcext:value-type="float">
            <text:p>-1</text:p>
          </table:table-cell>
          <table:table-cell table:formula="of:=1-MOD([.E16]*4+5*[.E16]*[.E16]+[.F15]*[.E16]+4*[.F15]*[.F15]*[.F15]*[.F15]+6*[.F15]*[.F15]-[.F15]*5;3)" office:value-type="float" office:value="-1" calcext:value-type="float">
            <text:p>-1</text:p>
          </table:table-cell>
          <table:table-cell table:formula="of:=1-MOD([.F16]*4+5*[.F16]*[.F16]+[.G15]*[.F16]+4*[.G15]*[.G15]*[.G15]*[.G15]+6*[.G15]*[.G15]-[.G15]*5;3)" office:value-type="float" office:value="0" calcext:value-type="float">
            <text:p>0</text:p>
          </table:table-cell>
          <table:table-cell table:formula="of:=1-MOD([.G16]*4+5*[.G16]*[.G16]+[.H15]*[.G16]+4*[.H15]*[.H15]*[.H15]*[.H15]+6*[.H15]*[.H15]-[.H15]*5;3)" office:value-type="float" office:value="-1" calcext:value-type="float">
            <text:p>-1</text:p>
          </table:table-cell>
          <table:table-cell table:formula="of:=1-MOD([.H16]*4+5*[.H16]*[.H16]+[.I15]*[.H16]+4*[.I15]*[.I15]*[.I15]*[.I15]+6*[.I15]*[.I15]-[.I15]*5;3)" office:value-type="float" office:value="-1" calcext:value-type="float">
            <text:p>-1</text:p>
          </table:table-cell>
          <table:table-cell table:formula="of:=1-MOD([.I16]*4+5*[.I16]*[.I16]+[.J15]*[.I16]+4*[.J15]*[.J15]*[.J15]*[.J15]+6*[.J15]*[.J15]-[.J15]*5;3)" office:value-type="float" office:value="0" calcext:value-type="float">
            <text:p>0</text:p>
          </table:table-cell>
          <table:table-cell table:formula="of:=1-MOD([.J16]*4+5*[.J16]*[.J16]+[.K15]*[.J16]+4*[.K15]*[.K15]*[.K15]*[.K15]+6*[.K15]*[.K15]-[.K15]*5;3)" office:value-type="float" office:value="-1" calcext:value-type="float">
            <text:p>-1</text:p>
          </table:table-cell>
          <table:table-cell table:formula="of:=1-MOD([.K16]*4+5*[.K16]*[.K16]+[.L15]*[.K16]+4*[.L15]*[.L15]*[.L15]*[.L15]+6*[.L15]*[.L15]-[.L15]*5;3)" office:value-type="float" office:value="-1" calcext:value-type="float">
            <text:p>-1</text:p>
          </table:table-cell>
          <table:table-cell table:formula="of:=1-MOD([.L16]*4+5*[.L16]*[.L16]+[.M15]*[.L16]+4*[.M15]*[.M15]*[.M15]*[.M15]+6*[.M15]*[.M15]-[.M15]*5;3)" office:value-type="float" office:value="0" calcext:value-type="float">
            <text:p>0</text:p>
          </table:table-cell>
          <table:table-cell table:formula="of:=1-MOD([.M16]*4+5*[.M16]*[.M16]+[.N15]*[.M16]+4*[.N15]*[.N15]*[.N15]*[.N15]+6*[.N15]*[.N15]-[.N15]*5;3)" office:value-type="float" office:value="-1" calcext:value-type="float">
            <text:p>-1</text:p>
          </table:table-cell>
          <table:table-cell table:formula="of:=1-MOD([.N16]*4+5*[.N16]*[.N16]+[.O15]*[.N16]+4*[.O15]*[.O15]*[.O15]*[.O15]+6*[.O15]*[.O15]-[.O15]*5;3)" office:value-type="float" office:value="-1" calcext:value-type="float">
            <text:p>-1</text:p>
          </table:table-cell>
          <table:table-cell table:formula="of:=1-MOD([.O16]*4+5*[.O16]*[.O16]+[.P15]*[.O16]+4*[.P15]*[.P15]*[.P15]*[.P15]+6*[.P15]*[.P15]-[.P15]*5;3)" office:value-type="float" office:value="0" calcext:value-type="float">
            <text:p>0</text:p>
          </table:table-cell>
          <table:table-cell table:formula="of:=1-MOD([.P16]*4+5*[.P16]*[.P16]+[.Q15]*[.P16]+4*[.Q15]*[.Q15]*[.Q15]*[.Q15]+6*[.Q15]*[.Q15]-[.Q15]*5;3)" office:value-type="float" office:value="-1" calcext:value-type="float">
            <text:p>-1</text:p>
          </table:table-cell>
          <table:table-cell table:formula="of:=1-MOD([.Q16]*4+5*[.Q16]*[.Q16]+[.R15]*[.Q16]+4*[.R15]*[.R15]*[.R15]*[.R15]+6*[.R15]*[.R15]-[.R15]*5;3)" office:value-type="float" office:value="-1" calcext:value-type="float">
            <text:p>-1</text:p>
          </table:table-cell>
          <table:table-cell table:formula="of:=1-MOD([.R16]*4+5*[.R16]*[.R16]+[.S15]*[.R16]+4*[.S15]*[.S15]*[.S15]*[.S15]+6*[.S15]*[.S15]-[.S15]*5;3)" office:value-type="float" office:value="0" calcext:value-type="float">
            <text:p>0</text:p>
          </table:table-cell>
          <table:table-cell table:formula="of:=1-MOD([.S16]*4+5*[.S16]*[.S16]+[.T15]*[.S16]+4*[.T15]*[.T15]*[.T15]*[.T15]+6*[.T15]*[.T15]-[.T15]*5;3)" office:value-type="float" office:value="-1" calcext:value-type="float">
            <text:p>-1</text:p>
          </table:table-cell>
          <table:table-cell table:formula="of:=1-MOD([.T16]*4+5*[.T16]*[.T16]+[.U15]*[.T16]+4*[.U15]*[.U15]*[.U15]*[.U15]+6*[.U15]*[.U15]-[.U15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1-MOD([.A17]*4+5*[.A17]*[.A17]+[.B16]*[.A17]+4*[.B16]*[.B16]*[.B16]*[.B16]+6*[.B16]*[.B16]-[.B16]*5;3)" office:value-type="float" office:value="1" calcext:value-type="float">
            <text:p>1</text:p>
          </table:table-cell>
          <table:table-cell table:formula="of:=1-MOD([.B17]*4+5*[.B17]*[.B17]+[.C16]*[.B17]+4*[.C16]*[.C16]*[.C16]*[.C16]+6*[.C16]*[.C16]-[.C16]*5;3)" office:value-type="float" office:value="-1" calcext:value-type="float">
            <text:p>-1</text:p>
          </table:table-cell>
          <table:table-cell table:formula="of:=1-MOD([.C17]*4+5*[.C17]*[.C17]+[.D16]*[.C17]+4*[.D16]*[.D16]*[.D16]*[.D16]+6*[.D16]*[.D16]-[.D16]*5;3)" office:value-type="float" office:value="0" calcext:value-type="float">
            <text:p>0</text:p>
          </table:table-cell>
          <table:table-cell table:formula="of:=1-MOD([.D17]*4+5*[.D17]*[.D17]+[.E16]*[.D17]+4*[.E16]*[.E16]*[.E16]*[.E16]+6*[.E16]*[.E16]-[.E16]*5;3)" office:value-type="float" office:value="1" calcext:value-type="float">
            <text:p>1</text:p>
          </table:table-cell>
          <table:table-cell table:formula="of:=1-MOD([.E17]*4+5*[.E17]*[.E17]+[.F16]*[.E17]+4*[.F16]*[.F16]*[.F16]*[.F16]+6*[.F16]*[.F16]-[.F16]*5;3)" office:value-type="float" office:value="-1" calcext:value-type="float">
            <text:p>-1</text:p>
          </table:table-cell>
          <table:table-cell table:formula="of:=1-MOD([.F17]*4+5*[.F17]*[.F17]+[.G16]*[.F17]+4*[.G16]*[.G16]*[.G16]*[.G16]+6*[.G16]*[.G16]-[.G16]*5;3)" office:value-type="float" office:value="0" calcext:value-type="float">
            <text:p>0</text:p>
          </table:table-cell>
          <table:table-cell table:formula="of:=1-MOD([.G17]*4+5*[.G17]*[.G17]+[.H16]*[.G17]+4*[.H16]*[.H16]*[.H16]*[.H16]+6*[.H16]*[.H16]-[.H16]*5;3)" office:value-type="float" office:value="1" calcext:value-type="float">
            <text:p>1</text:p>
          </table:table-cell>
          <table:table-cell table:formula="of:=1-MOD([.H17]*4+5*[.H17]*[.H17]+[.I16]*[.H17]+4*[.I16]*[.I16]*[.I16]*[.I16]+6*[.I16]*[.I16]-[.I16]*5;3)" office:value-type="float" office:value="-1" calcext:value-type="float">
            <text:p>-1</text:p>
          </table:table-cell>
          <table:table-cell table:formula="of:=1-MOD([.I17]*4+5*[.I17]*[.I17]+[.J16]*[.I17]+4*[.J16]*[.J16]*[.J16]*[.J16]+6*[.J16]*[.J16]-[.J16]*5;3)" office:value-type="float" office:value="0" calcext:value-type="float">
            <text:p>0</text:p>
          </table:table-cell>
          <table:table-cell table:formula="of:=1-MOD([.J17]*4+5*[.J17]*[.J17]+[.K16]*[.J17]+4*[.K16]*[.K16]*[.K16]*[.K16]+6*[.K16]*[.K16]-[.K16]*5;3)" office:value-type="float" office:value="1" calcext:value-type="float">
            <text:p>1</text:p>
          </table:table-cell>
          <table:table-cell table:formula="of:=1-MOD([.K17]*4+5*[.K17]*[.K17]+[.L16]*[.K17]+4*[.L16]*[.L16]*[.L16]*[.L16]+6*[.L16]*[.L16]-[.L16]*5;3)" office:value-type="float" office:value="-1" calcext:value-type="float">
            <text:p>-1</text:p>
          </table:table-cell>
          <table:table-cell table:formula="of:=1-MOD([.L17]*4+5*[.L17]*[.L17]+[.M16]*[.L17]+4*[.M16]*[.M16]*[.M16]*[.M16]+6*[.M16]*[.M16]-[.M16]*5;3)" office:value-type="float" office:value="0" calcext:value-type="float">
            <text:p>0</text:p>
          </table:table-cell>
          <table:table-cell table:formula="of:=1-MOD([.M17]*4+5*[.M17]*[.M17]+[.N16]*[.M17]+4*[.N16]*[.N16]*[.N16]*[.N16]+6*[.N16]*[.N16]-[.N16]*5;3)" office:value-type="float" office:value="1" calcext:value-type="float">
            <text:p>1</text:p>
          </table:table-cell>
          <table:table-cell table:formula="of:=1-MOD([.N17]*4+5*[.N17]*[.N17]+[.O16]*[.N17]+4*[.O16]*[.O16]*[.O16]*[.O16]+6*[.O16]*[.O16]-[.O16]*5;3)" office:value-type="float" office:value="-1" calcext:value-type="float">
            <text:p>-1</text:p>
          </table:table-cell>
          <table:table-cell table:formula="of:=1-MOD([.O17]*4+5*[.O17]*[.O17]+[.P16]*[.O17]+4*[.P16]*[.P16]*[.P16]*[.P16]+6*[.P16]*[.P16]-[.P16]*5;3)" office:value-type="float" office:value="0" calcext:value-type="float">
            <text:p>0</text:p>
          </table:table-cell>
          <table:table-cell table:formula="of:=1-MOD([.P17]*4+5*[.P17]*[.P17]+[.Q16]*[.P17]+4*[.Q16]*[.Q16]*[.Q16]*[.Q16]+6*[.Q16]*[.Q16]-[.Q16]*5;3)" office:value-type="float" office:value="1" calcext:value-type="float">
            <text:p>1</text:p>
          </table:table-cell>
          <table:table-cell table:formula="of:=1-MOD([.Q17]*4+5*[.Q17]*[.Q17]+[.R16]*[.Q17]+4*[.R16]*[.R16]*[.R16]*[.R16]+6*[.R16]*[.R16]-[.R16]*5;3)" office:value-type="float" office:value="-1" calcext:value-type="float">
            <text:p>-1</text:p>
          </table:table-cell>
          <table:table-cell table:formula="of:=1-MOD([.R17]*4+5*[.R17]*[.R17]+[.S16]*[.R17]+4*[.S16]*[.S16]*[.S16]*[.S16]+6*[.S16]*[.S16]-[.S16]*5;3)" office:value-type="float" office:value="0" calcext:value-type="float">
            <text:p>0</text:p>
          </table:table-cell>
          <table:table-cell table:formula="of:=1-MOD([.S17]*4+5*[.S17]*[.S17]+[.T16]*[.S17]+4*[.T16]*[.T16]*[.T16]*[.T16]+6*[.T16]*[.T16]-[.T16]*5;3)" office:value-type="float" office:value="1" calcext:value-type="float">
            <text:p>1</text:p>
          </table:table-cell>
          <table:table-cell table:formula="of:=1-MOD([.T17]*4+5*[.T17]*[.T17]+[.U16]*[.T17]+4*[.U16]*[.U16]*[.U16]*[.U16]+6*[.U16]*[.U16]-[.U16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1-MOD([.A18]*4+5*[.A18]*[.A18]+[.B17]*[.A18]+4*[.B17]*[.B17]*[.B17]*[.B17]+6*[.B17]*[.B17]-[.B17]*5;3)" office:value-type="float" office:value="-1" calcext:value-type="float">
            <text:p>-1</text:p>
          </table:table-cell>
          <table:table-cell table:formula="of:=1-MOD([.B18]*4+5*[.B18]*[.B18]+[.C17]*[.B18]+4*[.C17]*[.C17]*[.C17]*[.C17]+6*[.C17]*[.C17]-[.C17]*5;3)" office:value-type="float" office:value="-1" calcext:value-type="float">
            <text:p>-1</text:p>
          </table:table-cell>
          <table:table-cell table:formula="of:=1-MOD([.C18]*4+5*[.C18]*[.C18]+[.D17]*[.C18]+4*[.D17]*[.D17]*[.D17]*[.D17]+6*[.D17]*[.D17]-[.D17]*5;3)" office:value-type="float" office:value="0" calcext:value-type="float">
            <text:p>0</text:p>
          </table:table-cell>
          <table:table-cell table:formula="of:=1-MOD([.D18]*4+5*[.D18]*[.D18]+[.E17]*[.D18]+4*[.E17]*[.E17]*[.E17]*[.E17]+6*[.E17]*[.E17]-[.E17]*5;3)" office:value-type="float" office:value="-1" calcext:value-type="float">
            <text:p>-1</text:p>
          </table:table-cell>
          <table:table-cell table:formula="of:=1-MOD([.E18]*4+5*[.E18]*[.E18]+[.F17]*[.E18]+4*[.F17]*[.F17]*[.F17]*[.F17]+6*[.F17]*[.F17]-[.F17]*5;3)" office:value-type="float" office:value="-1" calcext:value-type="float">
            <text:p>-1</text:p>
          </table:table-cell>
          <table:table-cell table:formula="of:=1-MOD([.F18]*4+5*[.F18]*[.F18]+[.G17]*[.F18]+4*[.G17]*[.G17]*[.G17]*[.G17]+6*[.G17]*[.G17]-[.G17]*5;3)" office:value-type="float" office:value="0" calcext:value-type="float">
            <text:p>0</text:p>
          </table:table-cell>
          <table:table-cell table:formula="of:=1-MOD([.G18]*4+5*[.G18]*[.G18]+[.H17]*[.G18]+4*[.H17]*[.H17]*[.H17]*[.H17]+6*[.H17]*[.H17]-[.H17]*5;3)" office:value-type="float" office:value="-1" calcext:value-type="float">
            <text:p>-1</text:p>
          </table:table-cell>
          <table:table-cell table:formula="of:=1-MOD([.H18]*4+5*[.H18]*[.H18]+[.I17]*[.H18]+4*[.I17]*[.I17]*[.I17]*[.I17]+6*[.I17]*[.I17]-[.I17]*5;3)" office:value-type="float" office:value="-1" calcext:value-type="float">
            <text:p>-1</text:p>
          </table:table-cell>
          <table:table-cell table:formula="of:=1-MOD([.I18]*4+5*[.I18]*[.I18]+[.J17]*[.I18]+4*[.J17]*[.J17]*[.J17]*[.J17]+6*[.J17]*[.J17]-[.J17]*5;3)" office:value-type="float" office:value="0" calcext:value-type="float">
            <text:p>0</text:p>
          </table:table-cell>
          <table:table-cell table:formula="of:=1-MOD([.J18]*4+5*[.J18]*[.J18]+[.K17]*[.J18]+4*[.K17]*[.K17]*[.K17]*[.K17]+6*[.K17]*[.K17]-[.K17]*5;3)" office:value-type="float" office:value="-1" calcext:value-type="float">
            <text:p>-1</text:p>
          </table:table-cell>
          <table:table-cell table:formula="of:=1-MOD([.K18]*4+5*[.K18]*[.K18]+[.L17]*[.K18]+4*[.L17]*[.L17]*[.L17]*[.L17]+6*[.L17]*[.L17]-[.L17]*5;3)" office:value-type="float" office:value="-1" calcext:value-type="float">
            <text:p>-1</text:p>
          </table:table-cell>
          <table:table-cell table:formula="of:=1-MOD([.L18]*4+5*[.L18]*[.L18]+[.M17]*[.L18]+4*[.M17]*[.M17]*[.M17]*[.M17]+6*[.M17]*[.M17]-[.M17]*5;3)" office:value-type="float" office:value="0" calcext:value-type="float">
            <text:p>0</text:p>
          </table:table-cell>
          <table:table-cell table:formula="of:=1-MOD([.M18]*4+5*[.M18]*[.M18]+[.N17]*[.M18]+4*[.N17]*[.N17]*[.N17]*[.N17]+6*[.N17]*[.N17]-[.N17]*5;3)" office:value-type="float" office:value="-1" calcext:value-type="float">
            <text:p>-1</text:p>
          </table:table-cell>
          <table:table-cell table:formula="of:=1-MOD([.N18]*4+5*[.N18]*[.N18]+[.O17]*[.N18]+4*[.O17]*[.O17]*[.O17]*[.O17]+6*[.O17]*[.O17]-[.O17]*5;3)" office:value-type="float" office:value="-1" calcext:value-type="float">
            <text:p>-1</text:p>
          </table:table-cell>
          <table:table-cell table:formula="of:=1-MOD([.O18]*4+5*[.O18]*[.O18]+[.P17]*[.O18]+4*[.P17]*[.P17]*[.P17]*[.P17]+6*[.P17]*[.P17]-[.P17]*5;3)" office:value-type="float" office:value="0" calcext:value-type="float">
            <text:p>0</text:p>
          </table:table-cell>
          <table:table-cell table:formula="of:=1-MOD([.P18]*4+5*[.P18]*[.P18]+[.Q17]*[.P18]+4*[.Q17]*[.Q17]*[.Q17]*[.Q17]+6*[.Q17]*[.Q17]-[.Q17]*5;3)" office:value-type="float" office:value="-1" calcext:value-type="float">
            <text:p>-1</text:p>
          </table:table-cell>
          <table:table-cell table:formula="of:=1-MOD([.Q18]*4+5*[.Q18]*[.Q18]+[.R17]*[.Q18]+4*[.R17]*[.R17]*[.R17]*[.R17]+6*[.R17]*[.R17]-[.R17]*5;3)" office:value-type="float" office:value="-1" calcext:value-type="float">
            <text:p>-1</text:p>
          </table:table-cell>
          <table:table-cell table:formula="of:=1-MOD([.R18]*4+5*[.R18]*[.R18]+[.S17]*[.R18]+4*[.S17]*[.S17]*[.S17]*[.S17]+6*[.S17]*[.S17]-[.S17]*5;3)" office:value-type="float" office:value="0" calcext:value-type="float">
            <text:p>0</text:p>
          </table:table-cell>
          <table:table-cell table:formula="of:=1-MOD([.S18]*4+5*[.S18]*[.S18]+[.T17]*[.S18]+4*[.T17]*[.T17]*[.T17]*[.T17]+6*[.T17]*[.T17]-[.T17]*5;3)" office:value-type="float" office:value="-1" calcext:value-type="float">
            <text:p>-1</text:p>
          </table:table-cell>
          <table:table-cell table:formula="of:=1-MOD([.T18]*4+5*[.T18]*[.T18]+[.U17]*[.T18]+4*[.U17]*[.U17]*[.U17]*[.U17]+6*[.U17]*[.U17]-[.U17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1-MOD([.A19]*4+5*[.A19]*[.A19]+[.B18]*[.A19]+4*[.B18]*[.B18]*[.B18]*[.B18]+6*[.B18]*[.B18]-[.B18]*5;3)" office:value-type="float" office:value="1" calcext:value-type="float">
            <text:p>1</text:p>
          </table:table-cell>
          <table:table-cell table:formula="of:=1-MOD([.B19]*4+5*[.B19]*[.B19]+[.C18]*[.B19]+4*[.C18]*[.C18]*[.C18]*[.C18]+6*[.C18]*[.C18]-[.C18]*5;3)" office:value-type="float" office:value="-1" calcext:value-type="float">
            <text:p>-1</text:p>
          </table:table-cell>
          <table:table-cell table:formula="of:=1-MOD([.C19]*4+5*[.C19]*[.C19]+[.D18]*[.C19]+4*[.D18]*[.D18]*[.D18]*[.D18]+6*[.D18]*[.D18]-[.D18]*5;3)" office:value-type="float" office:value="0" calcext:value-type="float">
            <text:p>0</text:p>
          </table:table-cell>
          <table:table-cell table:formula="of:=1-MOD([.D19]*4+5*[.D19]*[.D19]+[.E18]*[.D19]+4*[.E18]*[.E18]*[.E18]*[.E18]+6*[.E18]*[.E18]-[.E18]*5;3)" office:value-type="float" office:value="1" calcext:value-type="float">
            <text:p>1</text:p>
          </table:table-cell>
          <table:table-cell table:formula="of:=1-MOD([.E19]*4+5*[.E19]*[.E19]+[.F18]*[.E19]+4*[.F18]*[.F18]*[.F18]*[.F18]+6*[.F18]*[.F18]-[.F18]*5;3)" office:value-type="float" office:value="-1" calcext:value-type="float">
            <text:p>-1</text:p>
          </table:table-cell>
          <table:table-cell table:formula="of:=1-MOD([.F19]*4+5*[.F19]*[.F19]+[.G18]*[.F19]+4*[.G18]*[.G18]*[.G18]*[.G18]+6*[.G18]*[.G18]-[.G18]*5;3)" office:value-type="float" office:value="0" calcext:value-type="float">
            <text:p>0</text:p>
          </table:table-cell>
          <table:table-cell table:formula="of:=1-MOD([.G19]*4+5*[.G19]*[.G19]+[.H18]*[.G19]+4*[.H18]*[.H18]*[.H18]*[.H18]+6*[.H18]*[.H18]-[.H18]*5;3)" office:value-type="float" office:value="1" calcext:value-type="float">
            <text:p>1</text:p>
          </table:table-cell>
          <table:table-cell table:formula="of:=1-MOD([.H19]*4+5*[.H19]*[.H19]+[.I18]*[.H19]+4*[.I18]*[.I18]*[.I18]*[.I18]+6*[.I18]*[.I18]-[.I18]*5;3)" office:value-type="float" office:value="-1" calcext:value-type="float">
            <text:p>-1</text:p>
          </table:table-cell>
          <table:table-cell table:formula="of:=1-MOD([.I19]*4+5*[.I19]*[.I19]+[.J18]*[.I19]+4*[.J18]*[.J18]*[.J18]*[.J18]+6*[.J18]*[.J18]-[.J18]*5;3)" office:value-type="float" office:value="0" calcext:value-type="float">
            <text:p>0</text:p>
          </table:table-cell>
          <table:table-cell table:formula="of:=1-MOD([.J19]*4+5*[.J19]*[.J19]+[.K18]*[.J19]+4*[.K18]*[.K18]*[.K18]*[.K18]+6*[.K18]*[.K18]-[.K18]*5;3)" office:value-type="float" office:value="1" calcext:value-type="float">
            <text:p>1</text:p>
          </table:table-cell>
          <table:table-cell table:formula="of:=1-MOD([.K19]*4+5*[.K19]*[.K19]+[.L18]*[.K19]+4*[.L18]*[.L18]*[.L18]*[.L18]+6*[.L18]*[.L18]-[.L18]*5;3)" office:value-type="float" office:value="-1" calcext:value-type="float">
            <text:p>-1</text:p>
          </table:table-cell>
          <table:table-cell table:formula="of:=1-MOD([.L19]*4+5*[.L19]*[.L19]+[.M18]*[.L19]+4*[.M18]*[.M18]*[.M18]*[.M18]+6*[.M18]*[.M18]-[.M18]*5;3)" office:value-type="float" office:value="0" calcext:value-type="float">
            <text:p>0</text:p>
          </table:table-cell>
          <table:table-cell table:formula="of:=1-MOD([.M19]*4+5*[.M19]*[.M19]+[.N18]*[.M19]+4*[.N18]*[.N18]*[.N18]*[.N18]+6*[.N18]*[.N18]-[.N18]*5;3)" office:value-type="float" office:value="1" calcext:value-type="float">
            <text:p>1</text:p>
          </table:table-cell>
          <table:table-cell table:formula="of:=1-MOD([.N19]*4+5*[.N19]*[.N19]+[.O18]*[.N19]+4*[.O18]*[.O18]*[.O18]*[.O18]+6*[.O18]*[.O18]-[.O18]*5;3)" office:value-type="float" office:value="-1" calcext:value-type="float">
            <text:p>-1</text:p>
          </table:table-cell>
          <table:table-cell table:formula="of:=1-MOD([.O19]*4+5*[.O19]*[.O19]+[.P18]*[.O19]+4*[.P18]*[.P18]*[.P18]*[.P18]+6*[.P18]*[.P18]-[.P18]*5;3)" office:value-type="float" office:value="0" calcext:value-type="float">
            <text:p>0</text:p>
          </table:table-cell>
          <table:table-cell table:formula="of:=1-MOD([.P19]*4+5*[.P19]*[.P19]+[.Q18]*[.P19]+4*[.Q18]*[.Q18]*[.Q18]*[.Q18]+6*[.Q18]*[.Q18]-[.Q18]*5;3)" office:value-type="float" office:value="1" calcext:value-type="float">
            <text:p>1</text:p>
          </table:table-cell>
          <table:table-cell table:formula="of:=1-MOD([.Q19]*4+5*[.Q19]*[.Q19]+[.R18]*[.Q19]+4*[.R18]*[.R18]*[.R18]*[.R18]+6*[.R18]*[.R18]-[.R18]*5;3)" office:value-type="float" office:value="-1" calcext:value-type="float">
            <text:p>-1</text:p>
          </table:table-cell>
          <table:table-cell table:formula="of:=1-MOD([.R19]*4+5*[.R19]*[.R19]+[.S18]*[.R19]+4*[.S18]*[.S18]*[.S18]*[.S18]+6*[.S18]*[.S18]-[.S18]*5;3)" office:value-type="float" office:value="0" calcext:value-type="float">
            <text:p>0</text:p>
          </table:table-cell>
          <table:table-cell table:formula="of:=1-MOD([.S19]*4+5*[.S19]*[.S19]+[.T18]*[.S19]+4*[.T18]*[.T18]*[.T18]*[.T18]+6*[.T18]*[.T18]-[.T18]*5;3)" office:value-type="float" office:value="1" calcext:value-type="float">
            <text:p>1</text:p>
          </table:table-cell>
          <table:table-cell table:formula="of:=1-MOD([.T19]*4+5*[.T19]*[.T19]+[.U18]*[.T19]+4*[.U18]*[.U18]*[.U18]*[.U18]+6*[.U18]*[.U18]-[.U18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1-MOD([.A20]*4+5*[.A20]*[.A20]+[.B19]*[.A20]+4*[.B19]*[.B19]*[.B19]*[.B19]+6*[.B19]*[.B19]-[.B19]*5;3)" office:value-type="float" office:value="1" calcext:value-type="float">
            <text:p>1</text:p>
          </table:table-cell>
          <table:table-cell table:formula="of:=1-MOD([.B20]*4+5*[.B20]*[.B20]+[.C19]*[.B20]+4*[.C19]*[.C19]*[.C19]*[.C19]+6*[.C19]*[.C19]-[.C19]*5;3)" office:value-type="float" office:value="-1" calcext:value-type="float">
            <text:p>-1</text:p>
          </table:table-cell>
          <table:table-cell table:formula="of:=1-MOD([.C20]*4+5*[.C20]*[.C20]+[.D19]*[.C20]+4*[.D19]*[.D19]*[.D19]*[.D19]+6*[.D19]*[.D19]-[.D19]*5;3)" office:value-type="float" office:value="0" calcext:value-type="float">
            <text:p>0</text:p>
          </table:table-cell>
          <table:table-cell table:formula="of:=1-MOD([.D20]*4+5*[.D20]*[.D20]+[.E19]*[.D20]+4*[.E19]*[.E19]*[.E19]*[.E19]+6*[.E19]*[.E19]-[.E19]*5;3)" office:value-type="float" office:value="-1" calcext:value-type="float">
            <text:p>-1</text:p>
          </table:table-cell>
          <table:table-cell table:formula="of:=1-MOD([.E20]*4+5*[.E20]*[.E20]+[.F19]*[.E20]+4*[.F19]*[.F19]*[.F19]*[.F19]+6*[.F19]*[.F19]-[.F19]*5;3)" office:value-type="float" office:value="-1" calcext:value-type="float">
            <text:p>-1</text:p>
          </table:table-cell>
          <table:table-cell table:formula="of:=1-MOD([.F20]*4+5*[.F20]*[.F20]+[.G19]*[.F20]+4*[.G19]*[.G19]*[.G19]*[.G19]+6*[.G19]*[.G19]-[.G19]*5;3)" office:value-type="float" office:value="0" calcext:value-type="float">
            <text:p>0</text:p>
          </table:table-cell>
          <table:table-cell table:formula="of:=1-MOD([.G20]*4+5*[.G20]*[.G20]+[.H19]*[.G20]+4*[.H19]*[.H19]*[.H19]*[.H19]+6*[.H19]*[.H19]-[.H19]*5;3)" office:value-type="float" office:value="-1" calcext:value-type="float">
            <text:p>-1</text:p>
          </table:table-cell>
          <table:table-cell table:formula="of:=1-MOD([.H20]*4+5*[.H20]*[.H20]+[.I19]*[.H20]+4*[.I19]*[.I19]*[.I19]*[.I19]+6*[.I19]*[.I19]-[.I19]*5;3)" office:value-type="float" office:value="-1" calcext:value-type="float">
            <text:p>-1</text:p>
          </table:table-cell>
          <table:table-cell table:formula="of:=1-MOD([.I20]*4+5*[.I20]*[.I20]+[.J19]*[.I20]+4*[.J19]*[.J19]*[.J19]*[.J19]+6*[.J19]*[.J19]-[.J19]*5;3)" office:value-type="float" office:value="0" calcext:value-type="float">
            <text:p>0</text:p>
          </table:table-cell>
          <table:table-cell table:formula="of:=1-MOD([.J20]*4+5*[.J20]*[.J20]+[.K19]*[.J20]+4*[.K19]*[.K19]*[.K19]*[.K19]+6*[.K19]*[.K19]-[.K19]*5;3)" office:value-type="float" office:value="-1" calcext:value-type="float">
            <text:p>-1</text:p>
          </table:table-cell>
          <table:table-cell table:formula="of:=1-MOD([.K20]*4+5*[.K20]*[.K20]+[.L19]*[.K20]+4*[.L19]*[.L19]*[.L19]*[.L19]+6*[.L19]*[.L19]-[.L19]*5;3)" office:value-type="float" office:value="-1" calcext:value-type="float">
            <text:p>-1</text:p>
          </table:table-cell>
          <table:table-cell table:formula="of:=1-MOD([.L20]*4+5*[.L20]*[.L20]+[.M19]*[.L20]+4*[.M19]*[.M19]*[.M19]*[.M19]+6*[.M19]*[.M19]-[.M19]*5;3)" office:value-type="float" office:value="0" calcext:value-type="float">
            <text:p>0</text:p>
          </table:table-cell>
          <table:table-cell table:formula="of:=1-MOD([.M20]*4+5*[.M20]*[.M20]+[.N19]*[.M20]+4*[.N19]*[.N19]*[.N19]*[.N19]+6*[.N19]*[.N19]-[.N19]*5;3)" office:value-type="float" office:value="-1" calcext:value-type="float">
            <text:p>-1</text:p>
          </table:table-cell>
          <table:table-cell table:formula="of:=1-MOD([.N20]*4+5*[.N20]*[.N20]+[.O19]*[.N20]+4*[.O19]*[.O19]*[.O19]*[.O19]+6*[.O19]*[.O19]-[.O19]*5;3)" office:value-type="float" office:value="-1" calcext:value-type="float">
            <text:p>-1</text:p>
          </table:table-cell>
          <table:table-cell table:formula="of:=1-MOD([.O20]*4+5*[.O20]*[.O20]+[.P19]*[.O20]+4*[.P19]*[.P19]*[.P19]*[.P19]+6*[.P19]*[.P19]-[.P19]*5;3)" office:value-type="float" office:value="0" calcext:value-type="float">
            <text:p>0</text:p>
          </table:table-cell>
          <table:table-cell table:formula="of:=1-MOD([.P20]*4+5*[.P20]*[.P20]+[.Q19]*[.P20]+4*[.Q19]*[.Q19]*[.Q19]*[.Q19]+6*[.Q19]*[.Q19]-[.Q19]*5;3)" office:value-type="float" office:value="-1" calcext:value-type="float">
            <text:p>-1</text:p>
          </table:table-cell>
          <table:table-cell table:formula="of:=1-MOD([.Q20]*4+5*[.Q20]*[.Q20]+[.R19]*[.Q20]+4*[.R19]*[.R19]*[.R19]*[.R19]+6*[.R19]*[.R19]-[.R19]*5;3)" office:value-type="float" office:value="-1" calcext:value-type="float">
            <text:p>-1</text:p>
          </table:table-cell>
          <table:table-cell table:formula="of:=1-MOD([.R20]*4+5*[.R20]*[.R20]+[.S19]*[.R20]+4*[.S19]*[.S19]*[.S19]*[.S19]+6*[.S19]*[.S19]-[.S19]*5;3)" office:value-type="float" office:value="0" calcext:value-type="float">
            <text:p>0</text:p>
          </table:table-cell>
          <table:table-cell table:formula="of:=1-MOD([.S20]*4+5*[.S20]*[.S20]+[.T19]*[.S20]+4*[.T19]*[.T19]*[.T19]*[.T19]+6*[.T19]*[.T19]-[.T19]*5;3)" office:value-type="float" office:value="-1" calcext:value-type="float">
            <text:p>-1</text:p>
          </table:table-cell>
          <table:table-cell table:formula="of:=1-MOD([.T20]*4+5*[.T20]*[.T20]+[.U19]*[.T20]+4*[.U19]*[.U19]*[.U19]*[.U19]+6*[.U19]*[.U19]-[.U19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1-MOD([.A21]*4+5*[.A21]*[.A21]+[.B20]*[.A21]+4*[.B20]*[.B20]*[.B20]*[.B20]+6*[.B20]*[.B20]-[.B20]*5;3)" office:value-type="float" office:value="-1" calcext:value-type="float">
            <text:p>-1</text:p>
          </table:table-cell>
          <table:table-cell table:formula="of:=1-MOD([.B21]*4+5*[.B21]*[.B21]+[.C20]*[.B21]+4*[.C20]*[.C20]*[.C20]*[.C20]+6*[.C20]*[.C20]-[.C20]*5;3)" office:value-type="float" office:value="-1" calcext:value-type="float">
            <text:p>-1</text:p>
          </table:table-cell>
          <table:table-cell table:formula="of:=1-MOD([.C21]*4+5*[.C21]*[.C21]+[.D20]*[.C21]+4*[.D20]*[.D20]*[.D20]*[.D20]+6*[.D20]*[.D20]-[.D20]*5;3)" office:value-type="float" office:value="0" calcext:value-type="float">
            <text:p>0</text:p>
          </table:table-cell>
          <table:table-cell table:formula="of:=1-MOD([.D21]*4+5*[.D21]*[.D21]+[.E20]*[.D21]+4*[.E20]*[.E20]*[.E20]*[.E20]+6*[.E20]*[.E20]-[.E20]*5;3)" office:value-type="float" office:value="1" calcext:value-type="float">
            <text:p>1</text:p>
          </table:table-cell>
          <table:table-cell table:formula="of:=1-MOD([.E21]*4+5*[.E21]*[.E21]+[.F20]*[.E21]+4*[.F20]*[.F20]*[.F20]*[.F20]+6*[.F20]*[.F20]-[.F20]*5;3)" office:value-type="float" office:value="-1" calcext:value-type="float">
            <text:p>-1</text:p>
          </table:table-cell>
          <table:table-cell table:formula="of:=1-MOD([.F21]*4+5*[.F21]*[.F21]+[.G20]*[.F21]+4*[.G20]*[.G20]*[.G20]*[.G20]+6*[.G20]*[.G20]-[.G20]*5;3)" office:value-type="float" office:value="0" calcext:value-type="float">
            <text:p>0</text:p>
          </table:table-cell>
          <table:table-cell table:formula="of:=1-MOD([.G21]*4+5*[.G21]*[.G21]+[.H20]*[.G21]+4*[.H20]*[.H20]*[.H20]*[.H20]+6*[.H20]*[.H20]-[.H20]*5;3)" office:value-type="float" office:value="1" calcext:value-type="float">
            <text:p>1</text:p>
          </table:table-cell>
          <table:table-cell table:formula="of:=1-MOD([.H21]*4+5*[.H21]*[.H21]+[.I20]*[.H21]+4*[.I20]*[.I20]*[.I20]*[.I20]+6*[.I20]*[.I20]-[.I20]*5;3)" office:value-type="float" office:value="-1" calcext:value-type="float">
            <text:p>-1</text:p>
          </table:table-cell>
          <table:table-cell table:formula="of:=1-MOD([.I21]*4+5*[.I21]*[.I21]+[.J20]*[.I21]+4*[.J20]*[.J20]*[.J20]*[.J20]+6*[.J20]*[.J20]-[.J20]*5;3)" office:value-type="float" office:value="0" calcext:value-type="float">
            <text:p>0</text:p>
          </table:table-cell>
          <table:table-cell table:formula="of:=1-MOD([.J21]*4+5*[.J21]*[.J21]+[.K20]*[.J21]+4*[.K20]*[.K20]*[.K20]*[.K20]+6*[.K20]*[.K20]-[.K20]*5;3)" office:value-type="float" office:value="1" calcext:value-type="float">
            <text:p>1</text:p>
          </table:table-cell>
          <table:table-cell table:formula="of:=1-MOD([.K21]*4+5*[.K21]*[.K21]+[.L20]*[.K21]+4*[.L20]*[.L20]*[.L20]*[.L20]+6*[.L20]*[.L20]-[.L20]*5;3)" office:value-type="float" office:value="-1" calcext:value-type="float">
            <text:p>-1</text:p>
          </table:table-cell>
          <table:table-cell table:formula="of:=1-MOD([.L21]*4+5*[.L21]*[.L21]+[.M20]*[.L21]+4*[.M20]*[.M20]*[.M20]*[.M20]+6*[.M20]*[.M20]-[.M20]*5;3)" office:value-type="float" office:value="0" calcext:value-type="float">
            <text:p>0</text:p>
          </table:table-cell>
          <table:table-cell table:formula="of:=1-MOD([.M21]*4+5*[.M21]*[.M21]+[.N20]*[.M21]+4*[.N20]*[.N20]*[.N20]*[.N20]+6*[.N20]*[.N20]-[.N20]*5;3)" office:value-type="float" office:value="1" calcext:value-type="float">
            <text:p>1</text:p>
          </table:table-cell>
          <table:table-cell table:formula="of:=1-MOD([.N21]*4+5*[.N21]*[.N21]+[.O20]*[.N21]+4*[.O20]*[.O20]*[.O20]*[.O20]+6*[.O20]*[.O20]-[.O20]*5;3)" office:value-type="float" office:value="-1" calcext:value-type="float">
            <text:p>-1</text:p>
          </table:table-cell>
          <table:table-cell table:formula="of:=1-MOD([.O21]*4+5*[.O21]*[.O21]+[.P20]*[.O21]+4*[.P20]*[.P20]*[.P20]*[.P20]+6*[.P20]*[.P20]-[.P20]*5;3)" office:value-type="float" office:value="0" calcext:value-type="float">
            <text:p>0</text:p>
          </table:table-cell>
          <table:table-cell table:formula="of:=1-MOD([.P21]*4+5*[.P21]*[.P21]+[.Q20]*[.P21]+4*[.Q20]*[.Q20]*[.Q20]*[.Q20]+6*[.Q20]*[.Q20]-[.Q20]*5;3)" office:value-type="float" office:value="1" calcext:value-type="float">
            <text:p>1</text:p>
          </table:table-cell>
          <table:table-cell table:formula="of:=1-MOD([.Q21]*4+5*[.Q21]*[.Q21]+[.R20]*[.Q21]+4*[.R20]*[.R20]*[.R20]*[.R20]+6*[.R20]*[.R20]-[.R20]*5;3)" office:value-type="float" office:value="-1" calcext:value-type="float">
            <text:p>-1</text:p>
          </table:table-cell>
          <table:table-cell table:formula="of:=1-MOD([.R21]*4+5*[.R21]*[.R21]+[.S20]*[.R21]+4*[.S20]*[.S20]*[.S20]*[.S20]+6*[.S20]*[.S20]-[.S20]*5;3)" office:value-type="float" office:value="0" calcext:value-type="float">
            <text:p>0</text:p>
          </table:table-cell>
          <table:table-cell table:formula="of:=1-MOD([.S21]*4+5*[.S21]*[.S21]+[.T20]*[.S21]+4*[.T20]*[.T20]*[.T20]*[.T20]+6*[.T20]*[.T20]-[.T20]*5;3)" office:value-type="float" office:value="1" calcext:value-type="float">
            <text:p>1</text:p>
          </table:table-cell>
          <table:table-cell table:formula="of:=1-MOD([.T21]*4+5*[.T21]*[.T21]+[.U20]*[.T21]+4*[.U20]*[.U20]*[.U20]*[.U20]+6*[.U20]*[.U20]-[.U20]*5;3)" office:value-type="float" office:value="-1" calcext:value-type="float">
            <text:p>-1</text:p>
          </table:table-cell>
          <table:table-cell table:number-columns-repeated="24"/>
        </table:table-row>
        <table:table-row table:style-name="ro1"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17"/>
          <table:table-cell table:number-columns-repeated="24"/>
        </table:table-row>
        <calcext:conditional-formats>
          <calcext:conditional-format calcext:target-range-address="Feuille1.B22:Feuille1.U22 Feuille1.B3:Feuille1.B22 Feuille1.B2:Feuille1.U2 Feuille1.C3:Feuille1.U21">
            <calcext:color-scale>
              <calcext:color-scale-entry calcext:value="-1" calcext:type="number" calcext:color="#2a6099"/>
              <calcext:color-scale-entry calcext:value="0" calcext:type="number" calcext:color="#00a933"/>
              <calcext:color-scale-entry calcext:value="1" calcext:type="number" calcext:color="#99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8T09:04:07.561000000</meta:creation-date>
    <dc:date>2023-11-28T22:20:32.585000000</dc:date>
    <meta:editing-duration>PT4H14M39S</meta:editing-duration>
    <meta:editing-cycles>1</meta:editing-cycles>
    <meta:document-statistic meta:table-count="1" meta:cell-count="444" meta:object-count="0"/>
    <meta:generator>LibreOffice/7.0.5.2$Windows_X86_64 LibreOffice_project/64390860c6cd0aca4beafafcfd84613dd9dfb63a</meta:generator>
  </office:meta>
</office:document-meta>
</file>